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Mono" svg:font-family="'Bitstream Vera Sans Mono'" style:font-pitch="fixed"/>
    <style:font-face style:name="Courier" svg:font-family="'Courier'" style:font-pitch="fixed"/>
  </office:font-face-decls>
  <office:automatic-styles>
    <style:style style:name="docgen_page_break" style:family="paragraph" style:parent-style-name="Standard">
      <style:paragraph-properties fo:break-before="page"/>
    </style:style>
    <style:style style:name="GSuper" style:family="text">
      <style:text-properties style:text-position="super 58%"/>
    </style:style>
    <style:style style:name="GRAMPS-preformat" style:family="text">
      <style:text-properties style:font-name="Courier"/>
    </style:style>
    <style:style style:name="FontSize__18__" style:family="text">
      <style:text-properties fo:font-size="18pt" style:font-size-asian="18pt" style:font-size-complex="18pt"/>
    </style:style>
    <style:style style:name="FontFace__Bitstream-Vera-Sans-Mono__" style:family="text">
      <style:text-properties style:font-name="Bitstream Vera Sans Mono" style:font-pitch="variable"/>
    </style:style>
    <style:style style:name="FontColor__e611bf__" style:family="text">
      <style:text-properties fo:color="#e611bf"/>
    </style:style>
    <style:style style:name="FontHighlight__f29103__" style:family="text">
      <style:text-properties fo:background-color="#f29103"/>
    </style:style>
    <style:style style:name="FontSize__13__" style:family="text">
      <style:text-properties fo:font-size="13pt" style:font-size-asian="13pt" style:font-size-complex="13pt"/>
    </style:style>
    <style:style style:name="FontColor__f61a1a__" style:family="text">
      <style:text-properties fo:color="#f61a1a"/>
    </style:style>
    <style:style style:name="FontHighlight__73980c__" style:family="text">
      <style:text-properties fo:background-color="#73980c"/>
    </style:style>
    <style:style style:name="FontSize__12__" style:family="text">
      <style:text-properties fo:font-size="12pt" style:font-size-asian="12pt" style:font-size-complex="12pt"/>
    </style:style>
    <style:style style:name="FontFace__Courier__" style:family="text">
      <style:text-properties style:font-name="Courier" style:font-pitch="variable"/>
    </style:style>
    <style:style style:name="clear" style:family="graphic">
      <style:graphic-properties draw:stroke="none" draw:fill="none" draw:shadow="hidden" style:run-through="foreground" style:vertical-pos="from-top" style:vertical-rel="paragraph" style:horizontal-pos="from-left" style:horizontal-rel="paragraph" draw:wrap-influence-on-position="once-concurrent" style:flow-with-text="false"/>
    </style:style>
    <style:style style:name="NLDAR-ChildList" style:family="paragraph" style:parent-style-name="DAR-ChildList">
      <style:paragraph-properties fo:break-before="page"/>
    </style:style>
    <style:style style:name="XDAR-ChildList" style:family="paragraph">
      <style:paragraph-properties fo:text-align="start" style:font-name="Times New Roman" fo:font-size="10.00pt" style:font-size-asian="10.00pt" fo:color="#000000" fo:text-indent="-0.75cm" fo:margin-right="0.00cm" fo:margin-left="1.75cm" fo:margin-top="0.25cm" fo:margin-bottom="0.25cm"/>
    </style:style>
    <style:style style:name="FDAR-ChildList" style:family="text">
      <style:text-properties fo:text-align="start" style:font-name="Times New Roman" fo:color="#000000" fo:font-size="10.00pt" style:font-size-asian="10.00pt"/>
    </style:style>
    <style:style style:name="NLDAR-ChildTitle" style:family="paragraph" style:parent-style-name="DAR-ChildTitle">
      <style:paragraph-properties fo:break-before="page"/>
    </style:style>
    <style:style style:name="XDAR-ChildTitle" style:family="paragraph">
      <style:paragraph-properties fo:text-align="start" style:font-name="Arial" fo:font-size="10.00pt" style:font-size-asian="10.00pt" fo:color="#000000" fo:font-weight="bold" fo:text-indent="0.00cm" fo:margin-right="0.00cm" fo:margin-left="1.00cm" fo:margin-top="0.25cm" fo:margin-bottom="0.25cm"/>
    </style:style>
    <style:style style:name="FDAR-ChildTitle" style:family="text">
      <style:text-properties fo:text-align="start" style:font-name="Arial" fo:color="#000000" fo:font-weight="bold" fo:font-size="10.00pt" style:font-size-asian="10.00pt"/>
    </style:style>
    <style:style style:name="NLDAR-Entry" style:family="paragraph" style:parent-style-name="DAR-Entry">
      <style:paragraph-properties fo:break-before="page"/>
    </style:style>
    <style:style style:name="XDAR-Entry" style:family="paragraph">
      <style:paragraph-properties fo:text-align="start" style:font-name="Times New Roman" fo:font-size="12.00pt" style:font-size-asian="12.00pt" fo:color="#000000" fo:text-indent="0.00cm" fo:margin-right="0.00cm" fo:margin-left="1.00cm" fo:margin-top="0.25cm" fo:margin-bottom="0.25cm"/>
    </style:style>
    <style:style style:name="FDAR-Entry" style:family="text">
      <style:text-properties fo:text-align="start" style:font-name="Times New Roman" fo:color="#000000" fo:font-size="12.00pt" style:font-size-asian="12.00pt"/>
    </style:style>
    <style:style style:name="NLDAR-First-Entry" style:family="paragraph" style:parent-style-name="DAR-First-Entry">
      <style:paragraph-properties fo:break-before="page"/>
    </style:style>
    <style:style style:name="XDAR-First-Entry" style:family="paragraph">
      <style:paragraph-properties fo:text-align="start" style:font-name="Times New Roman" fo:font-size="12.00pt" style:font-size-asian="12.00pt" fo:color="#000000" fo:text-indent="-1.00cm" fo:margin-right="0.00cm" fo:margin-left="1.00cm" fo:margin-top="0.25cm" fo:margin-bottom="0.25cm"/>
    </style:style>
    <style:style style:name="FDAR-First-Entry" style:family="text">
      <style:text-properties fo:text-align="start" style:font-name="Times New Roman" fo:color="#000000" fo:font-size="12.00pt" style:font-size-asian="12.00pt"/>
    </style:style>
    <style:style style:name="NLDAR-Generation" style:family="paragraph" style:parent-style-name="DAR-Generation">
      <style:paragraph-properties fo:break-before="page"/>
    </style:style>
    <style:style style:name="XDAR-Generation" style:family="paragraph">
      <style:paragraph-properties fo:keep-with-next="auto" fo:text-align="start" style:font-name="Arial" fo:font-size="14.00pt" style:font-size-asian="14.00pt" fo:color="#000000" fo:font-style="italic" fo:text-indent="0.00cm" fo:margin-right="0.00cm" fo:margin-left="0.00cm" fo:margin-top="0.25cm" fo:margin-bottom="0.25cm"/>
    </style:style>
    <style:style style:name="FDAR-Generation" style:family="text">
      <style:text-properties fo:text-align="start" style:font-name="Arial" fo:color="#000000" fo:font-style="italic" fo:font-size="14.00pt" style:font-size-asian="14.00pt"/>
    </style:style>
    <style:style style:name="NLDAR-MoreDetails" style:family="paragraph" style:parent-style-name="DAR-MoreDetails">
      <style:paragraph-properties fo:break-before="page"/>
    </style:style>
    <style:style style:name="XDAR-MoreDetails" style:family="paragraph">
      <style:paragraph-properties fo:text-align="start" style:font-name="Times New Roman" fo:font-size="10.00pt" style:font-size-asian="10.00pt" fo:color="#000000" fo:text-indent="0.00cm" fo:margin-right="0.00cm" fo:margin-left="1.00cm" fo:margin-top="0.25cm" fo:margin-bottom="0.25cm"/>
    </style:style>
    <style:style style:name="FDAR-MoreDetails" style:family="text">
      <style:text-properties fo:text-align="start" style:font-name="Times New Roman" fo:color="#000000" fo:font-size="10.00pt" style:font-size-asian="10.00pt"/>
    </style:style>
    <style:style style:name="NLDAR-MoreHeader" style:family="paragraph" style:parent-style-name="DAR-MoreHeader">
      <style:paragraph-properties fo:break-before="page"/>
    </style:style>
    <style:style style:name="XDAR-MoreHeader" style:family="paragraph">
      <style:paragraph-properties fo:text-align="start" style:font-name="Arial" fo:font-size="10.00pt" style:font-size-asian="10.00pt" fo:color="#000000" fo:font-weight="bold" fo:text-indent="0.00cm" fo:margin-right="0.00cm" fo:margin-left="1.00cm" fo:margin-top="0.25cm" fo:margin-bottom="0.25cm"/>
    </style:style>
    <style:style style:name="FDAR-MoreHeader" style:family="text">
      <style:text-properties fo:text-align="start" style:font-name="Arial" fo:color="#000000" fo:font-weight="bold" fo:font-size="10.00pt" style:font-size-asian="10.00pt"/>
    </style:style>
    <style:style style:name="NLDAR-NoteHeader" style:family="paragraph" style:parent-style-name="DAR-NoteHeader">
      <style:paragraph-properties fo:break-before="page"/>
    </style:style>
    <style:style style:name="XDAR-NoteHeader" style:family="paragraph">
      <style:paragraph-properties fo:text-align="start" style:font-name="Arial" fo:font-size="10.00pt" style:font-size-asian="10.00pt" fo:color="#000000" fo:font-weight="bold" fo:text-indent="0.00cm" fo:margin-right="0.00cm" fo:margin-left="1.00cm" fo:margin-top="0.25cm" fo:margin-bottom="0.25cm"/>
    </style:style>
    <style:style style:name="FDAR-NoteHeader" style:family="text">
      <style:text-properties fo:text-align="start" style:font-name="Arial" fo:color="#000000" fo:font-weight="bold" fo:font-size="10.00pt" style:font-size-asian="10.00pt"/>
    </style:style>
    <style:style style:name="NLDAR-Title" style:family="paragraph" style:parent-style-name="DAR-Title">
      <style:paragraph-properties fo:break-before="page"/>
    </style:style>
    <style:style style:name="XDAR-Title" style:family="paragraph">
      <style:paragraph-properties fo:keep-with-next="auto" fo:text-align="center" style:justify-single-word="false" style:font-name="Arial" fo:font-size="16.00pt" style:font-size-asian="16.00pt" fo:color="#000000" fo:font-weight="bold" fo:text-indent="0.00cm" fo:margin-right="0.00cm" fo:margin-left="0.00cm" fo:margin-top="0.25cm" fo:margin-bottom="0.25cm"/>
    </style:style>
    <style:style style:name="FDAR-Title" style:family="text">
      <style:text-properties fo:text-align="center" style:justify-single-word="false" style:font-name="Arial" fo:color="#000000" fo:font-weight="bold" fo:font-size="16.00pt" style:font-size-asian="16.00pt"/>
    </style:style>
    <style:style style:name="NLEndnotes-Header" style:family="paragraph" style:parent-style-name="Endnotes-Header">
      <style:paragraph-properties fo:break-before="page"/>
    </style:style>
    <style:style style:name="XEndnotes-Header" style:family="paragraph">
      <style:paragraph-properties fo:keep-with-next="auto" fo:text-align="start" style:font-name="Arial" fo:font-size="14.00pt" style:font-size-asian="14.00pt" fo:color="#000000" fo:font-style="italic" fo:text-indent="0.00cm" fo:margin-right="0.00cm" fo:margin-left="0.00cm" fo:margin-top="0.20cm" fo:margin-bottom="0.20cm"/>
    </style:style>
    <style:style style:name="FEndnotes-Header" style:family="text">
      <style:text-properties fo:text-align="start" style:font-name="Arial" fo:color="#000000" fo:font-style="italic" fo:font-size="14.00pt" style:font-size-asian="14.00pt"/>
    </style:style>
    <style:style style:name="NLEndnotes-Ref" style:family="paragraph" style:parent-style-name="Endnotes-Ref">
      <style:paragraph-properties fo:break-before="page"/>
    </style:style>
    <style:style style:name="XEndnotes-Ref" style:family="paragraph">
      <style:paragraph-properties fo:text-align="start" style:font-name="Times New Roman" fo:font-size="12.00pt" style:font-size-asian="12.00pt" fo:color="#000000" fo:text-indent="-0.90cm" fo:margin-right="0.00cm" fo:margin-left="1.90cm" fo:margin-top="0.20cm" fo:margin-bottom="0.00cm"/>
    </style:style>
    <style:style style:name="FEndnotes-Ref" style:family="text">
      <style:text-properties fo:text-align="start" style:font-name="Times New Roman" fo:color="#000000" fo:font-size="12.00pt" style:font-size-asian="12.00pt"/>
    </style:style>
    <style:style style:name="NLEndnotes-Ref-Notes" style:family="paragraph" style:parent-style-name="Endnotes-Ref-Notes">
      <style:paragraph-properties fo:break-before="page"/>
    </style:style>
    <style:style style:name="XEndnotes-Ref-Notes" style:family="paragraph">
      <style:paragraph-properties fo:text-align="start" style:font-name="Times New Roman" fo:font-size="12.00pt" style:font-size-asian="12.00pt" fo:color="#000000" fo:text-indent="0.00cm" fo:margin-right="0.00cm" fo:margin-left="1.90cm" fo:margin-top="0.20cm" fo:margin-bottom="0.00cm"/>
    </style:style>
    <style:style style:name="FEndnotes-Ref-Notes" style:family="text">
      <style:text-properties fo:text-align="start" style:font-name="Times New Roman" fo:color="#000000" fo:font-size="12.00pt" style:font-size-asian="12.00pt"/>
    </style:style>
    <style:style style:name="NLEndnotes-Source" style:family="paragraph" style:parent-style-name="Endnotes-Source">
      <style:paragraph-properties fo:break-before="page"/>
    </style:style>
    <style:style style:name="XEndnotes-Source" style:family="paragraph">
      <style:paragraph-properties fo:text-align="start" style:font-name="Times New Roman" fo:font-size="12.00pt" style:font-size-asian="12.00pt" fo:color="#000000" fo:text-indent="-0.75cm" fo:margin-right="0.00cm" fo:margin-left="0.75cm" fo:margin-top="0.20cm" fo:margin-bottom="0.00cm"/>
    </style:style>
    <style:style style:name="FEndnotes-Source" style:family="text">
      <style:text-properties fo:text-align="start" style:font-name="Times New Roman" fo:color="#000000" fo:font-size="12.00pt" style:font-size-asian="12.00pt"/>
    </style:style>
    <style:style style:name="NLEndnotes-Source-Notes" style:family="paragraph" style:parent-style-name="Endnotes-Source-Notes">
      <style:paragraph-properties fo:break-before="page"/>
    </style:style>
    <style:style style:name="XEndnotes-Source-Notes" style:family="paragraph">
      <style:paragraph-properties fo:text-align="start" style:font-name="Times New Roman" fo:font-size="12.00pt" style:font-size-asian="12.00pt" fo:color="#000000" fo:text-indent="0.00cm" fo:margin-right="0.00cm" fo:margin-left="0.75cm" fo:margin-top="0.20cm" fo:margin-bottom="0.00cm"/>
    </style:style>
    <style:style style:name="FEndnotes-Source-Notes" style:family="text">
      <style:text-properties fo:text-align="start" style:font-name="Times New Roman" fo:color="#000000" fo:font-size="12.00pt" style:font-size-asian="12.00pt"/>
    </style:style>
    <style:style style:name="Tbold" style:family="text">
      <style:text-properties fo:font-weight="bold"/>
    </style:style>
    <style:style style:name="Titalic" style:family="text">
      <style:text-properties fo:font-style="italic"/>
    </style:style>
    <style:style style:name="Tunderline" style:family="text">
      <style:text-properties style:text-underline-style="solid" style:text-underline-width="auto" style:text-underline-color="font-color"/>
    </style:style>
    <style:style style:name="Left" style:family="graphic" style:parent-style-name="photo">
      <style:graphic-properties style:run-through="foreground" style:wrap="dynamic" style:number-wrapped-paragraphs="no-limit" style:wrap-contour="false" style:vertical-pos="from-top" style:vertical-rel="paragraph-content" style:horizontal-pos="left" style:horizontal-rel="paragraph-content" style:mirror="none" fo:clip="rect(0cm 0cm 0cm 0cm)" draw:luminance="0%" draw:contrast="0" draw:red="0%" draw:green="0%" draw:blue="0%" draw:gamma="1" draw:color-inversion="false" draw:transparency="-100%" draw:color-mode="standard"/>
    </style:style>
    <style:style style:name="Right" style:family="graphic" style:parent-style-name="photo">
      <style:graphic-properties style:run-through="foreground" style:wrap="dynamic"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 draw:color-inversion="false" draw:transparency="-100%" draw:color-mode="standard"/>
    </style:style>
    <style:style style:name="Single" style:family="graphic" style:parent-style-name="Graphics">
      <style:graphic-properties style:vertical-pos="from-top" style:mirror="none" fo:clip="rect(0cm 0cm 0cm 0cm)" draw:luminance="0%" draw:contrast="0" draw:red="0%" draw:green="0%" draw:blue="0%" draw:gamma="1" draw:color-inversion="false" draw:transparency="-100%" draw:color-mode="standard"/>
    </style:style>
    <style:style style:name="Row"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 draw:color-inversion="false" draw:transparency="-100%" draw:color-mode="standard"/>
    </style:style>
  </office:automatic-styles>
  <office:body>
    <office:text>
      <office:forms form:automatic-focus="false" form:apply-design-mode="false"/>
      <text:h text:style-name="DAR-Title" text:outline-level="1"><text:toc-mark text:string-value="Ancestral Report for Garner, Rita Marie" text:outline-level="1"/>Ancestral Report for Garner, Rita Marie</text:h>
      <text:h text:style-name="DAR-Generation" text:outline-level="2"><text:toc-mark text:string-value="Generation 1" text:outline-level="2"/>Generation 1</text:h>
      <text:p text:style-name="DAR-First-Entry">1.<text:tab/><text:span text:style-name="Tbold"><text:alphabetical-index-mark text:string-value="Garner, Rita Marie (1952-09-07 -  )"/>Garner, Rita Marie. </text:span>Rita Marie was born on 1952-09-07 in Worthington, MN, USA.  She is the daughter of Garner, Howard Lane and Marín, Mary Anne. <text:alphabetical-index-mark text:string-value="Garner, Howard Lane (1928-07-09 -  )"/><text:alphabetical-index-mark text:string-value="Marín, Mary Anne (1927-01-13 -  )"/><text:alphabetical-index-mark text:string-value="Warner, Allen Carl (1952-02-01 -  )"/>She married Warner, Allen Carl on 1974-08-10 in Worthington, MN, USA. </text:p>
      <text:p text:style-name="DAR-MoreHeader"><text:alphabetical-index-mark text:string-value="Warner, Allen Carl (1952-02-01 -  )"/>Spouse: Warner, Allen Carl.</text:p>
      <text:p text:style-name="DAR-Entry">Allen Carl was born on 1952-02-01 in Worthington, MN, USA.  He is the son of Warner, George Edward and Lessard, Elinor Jane. <text:alphabetical-index-mark text:string-value="Warner, George Edward (1926-11-01 -  )"/><text:alphabetical-index-mark text:string-value="Lessard, Elinor Jane (1931-07-10 -  )"/></text:p>
      <text:p text:style-name="DAR-ChildTitle">Children of Garner, Rita Marie and Warner, Allen Carl</text:p>
      <text:p text:style-name="DAR-ChildList">i.<text:tab/><text:alphabetical-index-mark text:string-value="Warner, Sarah Suzanne (1987-08-29 -  )"/>Warner, Sarah Suzanne. Sarah Suzanne was born on 1987-08-29 in Gainesville, Llano, TX, USA.  </text:p>
      <text:p text:style-name="DAR-ChildList">ii.<text:tab/><text:alphabetical-index-mark text:string-value="Warner, James Jeffrey (1984-05-03 -  )"/>Warner, James Jeffrey. James Jeffrey was born on 1984-05-03 in Gainesville, Llano, TX, USA.  </text:p>
      <text:p text:style-name="DAR-ChildList">iii.<text:tab/><text:alphabetical-index-mark text:string-value="Warner, Carl Thomas (1981-05-11 -  )"/>Warner, Carl Thomas. Carl Thomas was born on 1981-05-11 in Gainesville, Llano, TX, USA.  </text:p>
      <text:p text:style-name="DAR-ChildList">iv.<text:tab/><text:alphabetical-index-mark text:string-value="Warner, John Allen (1979-05-04 -  )"/>Warner, John Allen. John Allen was born on 1979-05-04 in New Haven, New Haven, CT, USA.  </text:p>
      <text:p text:style-name="DAR-ChildList">v.<text:tab/><text:alphabetical-index-mark text:string-value="Warner, Matthew Steven (1977-06-23 -  )"/>Warner, Matthew Steven. Matthew Steven was born on 1977-06-23 in New Haven, New Haven, CT, USA.  </text:p>
      <text:h text:style-name="DAR-Generation" text:outline-level="2"><text:toc-mark text:string-value="Generation 2" text:outline-level="2"/>Generation 2</text:h>
      <text:p text:style-name="DAR-First-Entry">2.<text:tab/><text:span text:style-name="Tbold"><text:alphabetical-index-mark text:string-value="Garner, Howard Lane (1928-07-09 -  )"/>Garner, Howard Lane. </text:span>Howard Lane was born on 1928-07-09 in LaGrange, GA, USA.  He is the son of Garner, Eugene Stanley and Reed, Frances Lucille (Babe). <text:alphabetical-index-mark text:string-value="Garner, Eugene Stanley (1895-12-01 - 1984-03-01)"/><text:alphabetical-index-mark text:string-value="Reed, Frances Lucille (Babe) (1902-07-08 - 1988-08-09)"/><text:alphabetical-index-mark text:string-value="Marín, Mary Anne (1927-01-13 -  )"/>He married Marín, Mary Anne on 1948-02-02 in Worthington, MN, USA. </text:p>
      <text:p text:style-name="DAR-First-Entry">3.<text:tab/><text:span text:style-name="Tbold"><text:alphabetical-index-mark text:string-value="Marín, Mary Anne (1927-01-13 -  )"/>Marín, Mary Anne. </text:span>Mary Anne was born on 1927-01-13 in Worthington, MN, USA.  She is the daughter of Marín, Walter Matthew and Boucher, Mary Cecilia. <text:alphabetical-index-mark text:string-value="Marín, Walter Matthew (1893-12-29 - 1969-01-16)"/><text:alphabetical-index-mark text:string-value="Boucher, Mary Cecilia (1890-02-17 - 1945-06-03)"/></text:p>
      <text:p text:style-name="DAR-ChildTitle">Children of Marín, Mary Anne and Garner, Howard Lane</text:p>
      <text:p text:style-name="DAR-ChildList">i.<text:tab/><text:alphabetical-index-mark text:string-value="Garner, Rita Marie (1952-09-07 -  )"/>Garner, Rita Marie [1]. Rita Marie was born on 1952-09-07 in Worthington, MN, USA.  </text:p>
      <text:p text:style-name="DAR-ChildList">ii.<text:tab/><text:alphabetical-index-mark text:string-value="Garner, Barry Joseph (1948-12-14 -  )"/>Garner, Barry Joseph. Barry Joseph was born on 1948-12-14 in Ottawa, La Salle, IL, USA.  </text:p>
      <text:p text:style-name="DAR-ChildList">iii.<text:tab/><text:alphabetical-index-mark text:string-value="Garner, Anne Therese (1950-09-10 -  )"/>Garner, Anne Therese. Anne Therese was born on 1950-09-10 in Ottawa, La Salle, IL, USA.  </text:p>
      <text:p text:style-name="DAR-ChildList">iv.<text:tab/><text:alphabetical-index-mark text:string-value="Garner, Gerard Stephen (1955-07-31 -  )"/>Garner, Gerard Stephen. Gerard Stephen was born on 1955-07-31 in Ottawa, La Salle, IL, USA.  </text:p>
      <text:p text:style-name="DAR-ChildList">v.<text:tab/><text:alphabetical-index-mark text:string-value="Garner, David Walter (1956-12-21 -  )"/>Garner, David Walter. David Walter was born on 1956-12-21 in Ottawa, La Salle, IL, USA.  </text:p>
      <text:p text:style-name="DAR-ChildList">vi.<text:tab/><text:alphabetical-index-mark text:string-value="Garner, Thomas James (1965-12-10 -  )"/>Garner, Thomas James. Thomas James was born on 1965-12-10 in Worthington, MN, USA.  </text:p>
      <text:h text:style-name="DAR-Generation" text:outline-level="2"><text:toc-mark text:string-value="Generation 3" text:outline-level="2"/>Generation 3</text:h>
      <text:p text:style-name="DAR-First-Entry">4.<text:tab/><text:span text:style-name="Tbold"><text:alphabetical-index-mark text:string-value="Garner, Eugene Stanley (1895-12-01 - 1984-03-01)"/>Garner, Eugene Stanley. </text:span>Eugene Stanley was born on 1895-12-01 in Portsmouth, OH, USA.  He died on 1984-03-01 in Twin Falls, Twin Falls, ID, USA at the age of 88 years, 3 months.  He was buried on 1984-03-03 in Twin Falls, Twin Falls, ID, USA. He was the son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Reed, Frances Lucille (Babe) (1902-07-08 - 1988-08-09)"/>He married Reed, Frances Lucille (Babe) on 1921-01-03 in Edison, NJ, USA. </text:p>
      <text:p text:style-name="DAR-First-Entry">5.<text:tab/><text:span text:style-name="Tbold"><text:alphabetical-index-mark text:string-value="Reed, Frances Lucille (Babe) (1902-07-08 - 1988-08-09)"/>Reed, Frances Lucille (Babe). </text:span>Frances Lucille (Babe) was born on 1902-07-08 in Worthington, MN, USA.  She died on 1988-08-09 in Worthington, MN, USA at the age of 86 years, 1 month.  She was buried on 1988-08-11 in Worthington, MN, USA. She was the daughter of Reed, Francis Vincent and Тихонов, Catherine Virginia. <text:alphabetical-index-mark text:string-value="Reed, Francis Vincent (1857-05-02 - 1945-03-02)"/><text:alphabetical-index-mark text:string-value="Тихонов, Catherine Virginia (1864-01-27 - 1903-11-27)"/></text:p>
      <text:p text:style-name="DAR-ChildTitle">Children of Reed, Frances Lucille (Babe) and Garner, Eugene Stanley</text:p>
      <text:p text:style-name="DAR-ChildList">i.<text:tab/><text:alphabetical-index-mark text:string-value="Garner, Howard Lane (1928-07-09 -  )"/>Garner, Howard Lane [2]. Howard Lane was born on 1928-07-09 in LaGrange, GA, USA.  </text:p>
      <text:p text:style-name="DAR-ChildList">ii.<text:tab/><text:alphabetical-index-mark text:string-value="Garner, Eugene Stanley, Jr. ( -  )"/>Garner, Eugene Stanley, Jr.. Eugene Stanley, Jr. was born in Vernon, Wilbarger, TX, USA.  </text:p>
      <text:p text:style-name="DAR-ChildList">iii.<text:tab/><text:alphabetical-index-mark text:string-value="Garner, John Roger (1925-10-29 -  )"/>Garner, John Roger. John Roger was born on 1925-10-29 in Lafayette, Tippecanoe, IN, USA.  </text:p>
      <text:p text:style-name="DAR-First-Entry">6.<text:tab/><text:span text:style-name="Tbold"><text:alphabetical-index-mark text:string-value="Marín, Walter Matthew (1893-12-29 - 1969-01-16)"/>Marín, Walter Matthew. </text:span>Walter Matthew was born on 1893-12-29 in Worthington, MN, USA.  He died on 1969-01-16 in Worthington, MN, USA at the age of 75 years, 18 days.  He was buried on 1969-01-18 in Worthington, MN, USA. He was the son of Marín, Moses Wallace and Landry, Eleanor (Nellie) Therese. <text:alphabetical-index-mark text:string-value="Marín, Moses Wallace (1862-04-08 - 1909-08-08)"/><text:alphabetical-index-mark text:string-value="Landry, Eleanor (Nellie) Therese (1864-12-00 - 1935-12-12)"/><text:alphabetical-index-mark text:string-value="Boucher, Mary Cecilia (1890-02-17 - 1945-06-03)"/>He married Boucher, Mary Cecilia on 1920-06-23 in Worthington, MN, USA. </text:p>
      <text:p text:style-name="DAR-First-Entry">7.<text:tab/><text:span text:style-name="Tbold"><text:alphabetical-index-mark text:string-value="Boucher, Mary Cecilia (1890-02-17 - 1945-06-03)"/>Boucher, Mary Cecilia. </text:span>Mary Cecilia was born on 1890-02-17 in Worthington, MN, USA.  She died on 1945-06-03 in Worthington, MN, USA at the age of 55 years, 3 months.  She was buried on 1945-06-05 in Worthington, MN, USA. She was the daughter of Boucher, William Bernard and Reeves, Maria. <text:alphabetical-index-mark text:string-value="Boucher, William Bernard (1854-01-25 - 1928-12-27)"/><text:alphabetical-index-mark text:string-value="Reeves, Maria (1856-11-26 - 1929-01-29)"/></text:p>
      <text:p text:style-name="DAR-ChildTitle">Children of Boucher, Mary Cecilia and Marín, Walter Matthew</text:p>
      <text:p text:style-name="DAR-ChildList">i.<text:tab/><text:alphabetical-index-mark text:string-value="Marín, Mary Anne (1927-01-13 -  )"/>Marín, Mary Anne [3]. Mary Anne was born on 1927-01-13 in Worthington, MN, USA.  </text:p>
      <text:p text:style-name="DAR-ChildList">ii.<text:tab/><text:alphabetical-index-mark text:string-value="Marín, Elizabeth Therese (1928-10-11 - 1928-12-29)"/>Marín, Elizabeth Therese. Elizabeth Therese was born on 1928-10-11 in Ottawa, La Salle, IL, USA.  She died on 1928-12-29 in Ottawa, La Salle, IL, USA.  </text:p>
      <text:p text:style-name="DAR-ChildList">iii.<text:tab/><text:alphabetical-index-mark text:string-value="Marín, Joseph William (1920-10-27 - )"/>Marín, Joseph William. Joseph William was born on 1920-10-27 in Ottawa, La Salle, IL, USA.  He died in Ottawa, La Salle, IL, USA.  </text:p>
      <text:h text:style-name="DAR-Generation" text:outline-level="2"><text:toc-mark text:string-value="Generation 4" text:outline-level="2"/>Generation 4</text:h>
      <text:p text:style-name="DAR-First-Entry">8.<text:tab/><text:span text:style-name="Tbold"><text:alphabetical-index-mark text:string-value="Garner von Zieliński, Lewis Anderson Sr (1855-06-21 - 1911-06-28)"/>Garner von Zieliński, Lewis Anderson Sr. </text:span>Lewis Anderson was born on 1855-06-21 in Great Falls, MT, USA.  He died on 1911-06-28 in Twin Falls, Twin Falls, ID, USA at the age of 56 years, 7 days.  He was buried on 1911-07-01 in Twin Falls, Twin Falls, ID, USA. He was the son of Garner, Robert W. and Zieliński, Phoebe Emily. <text:alphabetical-index-mark text:string-value="Garner, Robert W. (1826/7-04-24 (Julien) - 1916-02-03)"/><text:alphabetical-index-mark text:string-value="Zieliński, Phoebe Emily (1827-04-12 - 1882-03-07)"/><text:alphabetical-index-mark text:string-value="Martel, Luella Jacques (1852-01-23 - 1921-04-28)"/>He married Martel, Luella Jacques on 1875-04-01 in Paragould, Greene, AR, USA. </text:p>
      <text:p text:style-name="DAR-NoteHeader">Notes for Garner von Zieliński, Lewis Anderson Sr</text:p>
      <text:p text:style-name="DAR-Entry">We have committed to synergistically disseminate resource-leveling methods of empowerment to set us apart from the competition. We envision to globally integrate inexpensive paradigms and professionally engineer timely technology while promoting personal employee growth. Our mission is to assertively build world-class methods of empowerment so that we may professionally promote parallel services to set us apart from the competition. It's our responsibility to dramatically maintain value-added services as well as to professionally simplify principle-centered technology for 100% customer satisfaction.</text:p>
      <text:p text:style-name="DAR-Entry">Thanks to the Mission Statement Generator from http://www.dilbert.com.</text:p>
      <text:p text:style-name="DAR-Entry">This is a note <text:span text:style-name="FontSize__18__"/><text:span text:style-name="FontFace__Bitstream-Vera-Sans-Mono__"><text:span text:style-name="FontSize__18__">showing a lot of differen</text:span></text:span><text:span text:style-name="FontSize__18__"/>t markup that mixes with each other making it a good stress test for markup notes.<text:line-break/>This is a note showing a lot of different markup that mixes with each other making it a good stress<text:span text:style-name="FontColor__e611bf__"> test for markup notes.</text:span></text:p>
      <text:p text:style-name="DAR-Entry"><text:span text:style-name="FontColor__e611bf__">This is</text:span><text:span text:style-name="FontHighlight__f29103__"><text:span text:style-name="FontColor__e611bf__"> a no</text:span></text:span><text:span text:style-name="FontHighlight__f29103__">te showing</text:span> a lot of different markup that mixes with each other making it a good stress test for markup notes.</text:p>
      <text:p text:style-name="DAR-Entry">This<text:s/>is<text:s/>a<text:s/><text:span text:style-name="FontSize__13__">preformatted</text:span><text:s/>note<text:s/>showing<text:s/>a<text:s/>lot<text:s/>of<text:s/>differe<text:span text:style-name="FontSize__13__"/><text:span text:style-name="FontFace__Bitstream-Vera-Sans-Mono__"><text:span text:style-name="FontSize__13__">nt<text:s/>markup<text:s/>that<text:s/>mixes<text:s/>with<text:s/>e</text:span></text:span><text:span text:style-name="FontSize__13__"/>ach<text:s/>other<text:s/>making<text:s/>it<text:s/>a<text:s/>good<text:s/>stress<text:s/>test<text:s/>for<text:s/>markup<text:s/>notes.<text:line-break/><text:s/><text:s/><text:s/><text:s/><text:s/><text:s/><text:s/><text:s/><text:s/><text:s/><text:s/><text:s/><text:s/><text:s/><text:s/><text:s/><text:s/><text:s/>This<text:s/>is<text:s/>a<text:s/>note<text:span text:style-name="FontColor__f61a1a__"><text:s/></text:span><text:span text:style-name="FontHighlight__73980c__"><text:span text:style-name="FontColor__f61a1a__">showing<text:s/>a<text:s/>lot<text:s/>o</text:span></text:span><text:span text:style-name="FontHighlight__73980c__">f</text:span><text:s/>different<text:s/>markup<text:s/>that<text:s/>mixes<text:s/>with<text:s/>each<text:s/>other<text:s/>making<text:s/>it<text:s/>a<text:s/>good<text:s/>stress<text:s/>test<text:s/>for<text:s/>markup<text:s/>notes.</text:p>
      <text:p text:style-name="DAR-Entry">This<text:s/>is<text:s/><text:line-break/><text:s/><text:s/><text:s/><text:s/><text:s/><text:s/><text:s/><text:s/>a<text:s/>note<text:s/>showing<text:s/><text:line-break/><text:s/><text:s/><text:s/><text:s/><text:s/><text:s/><text:s/><text:s/><text:s/><text:s/><text:s/><text:s/><text:s/><text:s/><text:s/><text:s/><text:s/><text:s/><text:s/><text:s/><text:s/><text:s/><text:s/><text:s/><text:s/><text:s/><text:s/><text:s/><text:s/>a<text:s/>lot<text:s/>of<text:s/>different<text:s/>markup<text:s/><text:line-break/><text:s/><text:s/><text:s/><text:s/><text:s/><text:s/><text:s/><text:s/><text:s/><text:s/><text:s/><text:s/><text:s/><text:s/><text:s/><text:s/><text:s/><text:s/><text:s/><text:s/><text:s/><text:s/><text:s/><text:s/><text:s/><text:s/><text:s/><text:s/><text:s/><text:s/><text:s/><text:s/><text:s/><text:s/><text:s/><text:s/><text:s/><text:s/>that<text:s/>mixes<text:s/>with<text:s/>each<text:s/><text:line-break/>other<text:s/>making<text:s/>it<text:s/>a<text:s/>good<text:s/>stress<text:s/>test<text:s/>for<text:s/>markup<text:s/>notes.</text:p>
      <text:p text:style-name="DAR-Entry"><text:span text:style-name="FontFace__Bitstream-Vera-Sans-Mono__"><text:s/><text:s/><text:s/>test<text:s/><text:s/>|<text:s/><text:s/><text:s/><text:s/>val1<text:s/><text:s/>|<text:s/><text:s/><text:s/><text:s/><text:s/>val2</text:span><text:line-break/><text:span text:style-name="FontFace__Bitstream-Vera-Sans-Mono__"><text:s/><text:s/>------------------------------</text:span><text:line-break/><text:span text:style-name="FontFace__Bitstream-Vera-Sans-Mono__"><text:s/><text:s/><text:s/><text:s/>me<text:s/><text:s/><text:s/>|<text:s/><text:s/><text:s/>blue<text:s/><text:s/><text:s/>|<text:s/><text:s/><text:s/><text:s/>red</text:span></text:p>
      <text:p text:style-name="DAR-Entry"><text:span text:style-name="FontSize__12__"/><text:span text:style-name="FontFace__Courier__"><text:span text:style-name="FontSize__12__">This<text:s/>source<text:s/>has<text:s/>all<text:s/>possible<text:s/>references<text:s/>pointing<text:s/>to<text:s/>it.<text:s/>The<text:s/>references<text:s/>are<text:s/>as<text:s/>follows:</text:span></text:span></text:p>
      <text:p text:style-name="DAR-Entry"><text:span text:style-name="FontFace__Courier__"><text:span text:style-name="FontSize__12__">This<text:s/>note<text:s/>appears<text:s/>as<text:s/>a<text:s/>note<text:s/>to<text:s/>the<text:s/>source<text:s/>and<text:s/>also<text:s/>as<text:s/>a<text:s/>note<text:s/>for<text:s/>the<text:s/>person.</text:span></text:span></text:p>
      <text:p text:style-name="DAR-Entry"><text:span text:style-name="FontFace__Courier__"><text:span text:style-name="FontSize__12__">page<text:s/>01<text:s/><text:s/>Person</text:span></text:span><text:line-break/><text:span text:style-name="FontFace__Courier__"><text:span text:style-name="FontSize__12__">page<text:s/>02<text:s/><text:s/><text:s/><text:s/>Name</text:span></text:span><text:line-break/><text:span text:style-name="FontFace__Courier__"><text:span text:style-name="FontSize__12__">page<text:s/>03<text:s/><text:s/><text:s/><text:s/>Address</text:span></text:span><text:line-break/><text:span text:style-name="FontFace__Courier__"><text:span text:style-name="FontSize__12__">page<text:s/>04<text:s/><text:s/><text:s/><text:s/>Attribute</text:span></text:span><text:line-break/><text:span text:style-name="FontFace__Courier__"><text:span text:style-name="FontSize__12__">page<text:s/>05<text:s/><text:s/><text:s/><text:s/>PersonRef</text:span></text:span><text:line-break/><text:span text:style-name="FontFace__Courier__"><text:span text:style-name="FontSize__12__">page<text:s/>06<text:s/><text:s/><text:s/><text:s/>MediaRef</text:span></text:span><text:line-break/><text:span text:style-name="FontFace__Courier__"><text:span text:style-name="FontSize__12__">page<text:s/>07<text:s/><text:s/><text:s/><text:s/><text:s/><text:s/>Attribute</text:span></text:span><text:line-break/><text:span text:style-name="FontFace__Courier__"><text:span text:style-name="FontSize__12__">page<text:s/>08<text:s/><text:s/><text:s/><text:s/>LdsOrd</text:span></text:span><text:line-break/><text:span text:style-name="FontFace__Courier__"><text:span text:style-name="FontSize__12__">page<text:s/>09<text:s/><text:s/><text:s/><text:s/>EventRef:Attribute<text:s/></text:span></text:span><text:line-break/><text:span text:style-name="FontFace__Courier__"><text:span text:style-name="FontSize__12__">page<text:s/>10<text:s/><text:s/>Family</text:span></text:span><text:line-break/><text:span text:style-name="FontFace__Courier__"><text:span text:style-name="FontSize__12__">page<text:s/>11<text:s/><text:s/><text:s/><text:s/>Attribute</text:span></text:span><text:line-break/><text:span text:style-name="FontFace__Courier__"><text:span text:style-name="FontSize__12__">page<text:s/>12<text:s/><text:s/><text:s/><text:s/>ChildRef</text:span></text:span><text:line-break/><text:span text:style-name="FontFace__Courier__"><text:span text:style-name="FontSize__12__">page<text:s/>13<text:s/><text:s/><text:s/><text:s/>MediaRef</text:span></text:span><text:line-break/><text:span text:style-name="FontFace__Courier__"><text:span text:style-name="FontSize__12__">page<text:s/>14<text:s/><text:s/><text:s/><text:s/><text:s/><text:s/>Attribute</text:span></text:span><text:line-break/><text:span text:style-name="FontFace__Courier__"><text:span text:style-name="FontSize__12__">page<text:s/>15<text:s/><text:s/><text:s/><text:s/>LdsOrd</text:span></text:span><text:line-break/><text:span text:style-name="FontFace__Courier__"><text:span text:style-name="FontSize__12__">page<text:s/>16<text:s/><text:s/><text:s/><text:s/>EventRef:Attribute</text:span></text:span><text:line-break/><text:span text:style-name="FontFace__Courier__"><text:span text:style-name="FontSize__12__">page<text:s/>17<text:s/><text:s/>Event</text:span></text:span><text:line-break/><text:span text:style-name="FontFace__Courier__"><text:span text:style-name="FontSize__12__">page<text:s/>18<text:s/><text:s/><text:s/><text:s/>Attribute</text:span></text:span><text:line-break/><text:span text:style-name="FontFace__Courier__"><text:span text:style-name="FontSize__12__">page<text:s/>19<text:s/><text:s/><text:s/><text:s/>MediaRef</text:span></text:span><text:line-break/><text:span text:style-name="FontFace__Courier__"><text:span text:style-name="FontSize__12__">page<text:s/>20<text:s/><text:s/><text:s/><text:s/><text:s/><text:s/>Attribute</text:span></text:span><text:line-break/><text:span text:style-name="FontFace__Courier__"><text:span text:style-name="FontSize__12__">page<text:s/>21<text:s/><text:s/>MediaObject</text:span></text:span><text:line-break/><text:span text:style-name="FontFace__Courier__"><text:span text:style-name="FontSize__12__">page<text:s/>22<text:s/><text:s/><text:s/><text:s/>Attribute</text:span></text:span><text:line-break/><text:span text:style-name="FontFace__Courier__"><text:span text:style-name="FontSize__12__">page<text:s/>23<text:s/><text:s/>Place</text:span></text:span><text:line-break/><text:span text:style-name="FontFace__Courier__"><text:span text:style-name="FontSize__12__">page<text:s/>24<text:s/><text:s/><text:s/><text:s/>MediaRef</text:span></text:span><text:line-break/><text:span text:style-name="FontFace__Courier__"><text:span text:style-name="FontSize__12__">page<text:s/>25<text:s/><text:s/><text:s/><text:s/><text:s/><text:s/>Attribute</text:span></text:span><text:line-break/><text:span text:style-name="FontFace__Courier__"><text:span text:style-name="FontSize__12__">page<text:s/>26<text:s/><text:s/>Repository:Address</text:span></text:span><text:span text:style-name="FontSize__12__"/></text:p>
      <text:p text:style-name="DAR-First-Entry">9.<text:tab/><text:span text:style-name="Tbold"><text:alphabetical-index-mark text:string-value="Martel, Luella Jacques (1852-01-23 - 1921-04-28)"/>Martel, Luella Jacques. </text:span>Luella Jacques was born on 1852-01-23 in Eureka, Humboldt, CA, USA.  She died on 1921-04-28 in Myrtle Beach, SC, USA at the age of 69 years, 3 months.  She was buried on 1921-04-30 in Myrtle Beach, SC, USA. She was the daughter of Martel, Henry and Hébert, Ruth Ann. <text:alphabetical-index-mark text:string-value="Martel, Henry (1805-10-27 - 1902-01-18)"/><text:alphabetical-index-mark text:string-value="Hébert, Ruth Ann ( - 1843)"/></text:p>
      <text:p text:style-name="DAR-ChildTitle">Children of Martel, Luella Jacques and Garner von Zieliński, Lewis Anderson Sr</text:p>
      <text:p text:style-name="DAR-ChildList">i.<text:tab/><text:alphabetical-index-mark text:string-value="Garner, Eugene Stanley (1895-12-01 - 1984-03-01)"/>Garner, Eugene Stanley [4]. Eugene Stanley was born on 1895-12-01 in Portsmouth, OH, USA.  He died on 1984-03-01 in Twin Falls, Twin Falls, ID, USA.  </text:p>
      <text:p text:style-name="DAR-ChildList">ii.<text:tab/><text:alphabetical-index-mark text:string-value="Garner, Jesse V. (1876-06-18 - 1929-01-21)"/>Garner, Jesse V.. Jesse V. was born on 1876-06-18 in Paragould, Greene, AR, USA.  He died on 1929-01-21 in Cedar City, UT, USA.  </text:p>
      <text:p text:style-name="DAR-ChildList">iii.<text:tab/><text:alphabetical-index-mark text:string-value="Garner, Raymond E. (1878-09-16 - 1921-05-02)"/>Garner, Raymond E.. Raymond E. was born on 1878-09-16 in Paragould, Greene, AR, USA.  He died on 1921-05-02 in Astoria, OR, USA.  </text:p>
      <text:p text:style-name="DAR-ChildList">iv.<text:tab/><text:alphabetical-index-mark text:string-value="Garner, Jennie S. (1880-09-11 - 1964-06-20)"/>Garner, Jennie S.. Jennie S. was born on 1880-09-11 in Paragould, Greene, AR, USA.  She died on 1964-06-20 in Columbus, Bartholomew, IN, USA.  </text:p>
      <text:p text:style-name="DAR-ChildList">v.<text:tab/><text:alphabetical-index-mark text:string-value="Garner, Walter E. (1882-02-17 - 1946-10-23)"/>Garner, Walter E.. Walter E. was born on 1882-02-17 in Paragould, Greene, AR, USA.  He died on 1946-10-23 in Battle Creek, MI, USA.  </text:p>
      <text:p text:style-name="DAR-ChildList">vi.<text:tab/><text:alphabetical-index-mark text:string-value="Garner, Daniel Webster (1883-09-30 - 1936-03-02)"/>Garner, Daniel Webster. Daniel Webster was born on 1883-09-30 in Hood River, OR, USA.  He died on 1936-03-02 in Gary, Lake, IN, USA.  </text:p>
      <text:p text:style-name="DAR-ChildList">vii.<text:tab/><text:alphabetical-index-mark text:string-value="Garner, Bertha P. (1888-03-13 - 1918-04-05)"/>Garner, Bertha P.. Bertha P. was born on 1888-03-13 in Hagerstown, MD, USA.  She died on 1918-04-05 in Columbus, Bartholomew, IN, USA.  </text:p>
      <text:p text:style-name="DAR-ChildList">viii.<text:tab/><text:alphabetical-index-mark text:string-value="Garner, Elizabeth (1883 -  )"/>Garner, Elizabeth. Elizabeth was born in 1883.  She was buried in Hays, Ellis, KS, USA. </text:p>
      <text:p text:style-name="DAR-First-Entry">10.<text:tab/><text:span text:style-name="Tbold"><text:alphabetical-index-mark text:string-value="Reed, Francis Vincent (1857-05-02 - 1945-03-02)"/>Reed, Francis Vincent. </text:span>Francis Vincent was born on 1857-05-02 in Mount Sterling, Montgomery, KY, USA.  He died on 1945-03-02 in Ottawa, La Salle, IL, USA at the age of 87 years, 10 months.  He was buried on 1945-03-04 in Ottawa, La Salle, IL, USA. He was the son of Reed, John and Goodwin, Sarah. <text:alphabetical-index-mark text:string-value="Reed, John ( - 1886-08-11)"/><text:alphabetical-index-mark text:string-value="Goodwin, Sarah ( - )"/><text:alphabetical-index-mark text:string-value="Тихонов, Catherine Virginia (1864-01-27 - 1903-11-27)"/>He married Тихонов, Catherine Virginia on 1883-09-12 in Ottawa, La Salle, IL, USA. <text:alphabetical-index-mark text:string-value="Казанцев, Katherine (1858 - 1913-09-02)"/>He also married Казанцев, Katherine in 1903. </text:p>
      <text:p text:style-name="DAR-First-Entry">11.<text:tab/><text:span text:style-name="Tbold"><text:alphabetical-index-mark text:string-value="Тихонов, Catherine Virginia (1864-01-27 - 1903-11-27)"/>Тихонов, Catherine Virginia. </text:span>Catherine Virginia was born on 1864-01-27 in Ottawa, La Salle, IL, USA.  She died on 1903-11-27 in Ottawa, La Salle, IL, USA at the age of 39 years, 10 months.  She was buried on 1903-11-29 in Lexington, NC, USA. She was the daughter of Тихонов, Moses and Holt, Bridget. <text:alphabetical-index-mark text:string-value="Тихонов, Moses (1827 - 1872)"/><text:alphabetical-index-mark text:string-value="Holt, Bridget (1829-12-00 - 1904-02-14)"/></text:p>
      <text:p text:style-name="DAR-ChildTitle">Children of Тихонов, Catherine Virginia and Reed, Francis Vincent</text:p>
      <text:p text:style-name="DAR-ChildList">i.<text:tab/><text:alphabetical-index-mark text:string-value="Reed, Frances Lucille (Babe) (1902-07-08 - 1988-08-09)"/>Reed, Frances Lucille (Babe) [5]. Frances Lucille (Babe) was born on 1902-07-08 in Worthington, MN, USA.  She died on 1988-08-09 in Worthington, MN, USA.  </text:p>
      <text:p text:style-name="DAR-ChildList">ii.<text:tab/><text:alphabetical-index-mark text:string-value="Kristensen, Mary Elizabeth (1887-06-14 - 1918-10-22)"/>Kristensen, Mary Elizabeth. Mary Elizabeth was born on 1887-06-14 in Ottawa, La Salle, IL, USA.  She died on 1918-10-22.  </text:p>
      <text:p text:style-name="DAR-ChildList">iii.<text:tab/><text:alphabetical-index-mark text:string-value="Kristensen, Sarah &quot;Sr. Sabina&quot; (1885-06-25 - 1926-01-04)"/>Kristensen, Sarah "Sr. Sabina". Sarah "Sr. Sabina" was born on 1885-06-25 in Ottawa, La Salle, IL, USA.  She died on 1926-01-04 in Ottawa, La Salle, IL, USA.  </text:p>
      <text:p text:style-name="DAR-ChildList">iv.<text:tab/><text:alphabetical-index-mark text:string-value="Kristensen, Catherine Virginia (1892-02-22 - 1926-03-01)"/>Kristensen, Catherine Virginia. Catherine Virginia was born on 1892-02-22 in Ottawa, La Salle, IL, USA.  She died on 1926-03-01.  </text:p>
      <text:p text:style-name="DAR-ChildList">v.<text:tab/><text:alphabetical-index-mark text:string-value="Kristensen, John Francis&quot;Chick&quot; (1889-10-10 - 1938-10-23)"/>Kristensen, John Francis"Chick". John Francis"Chick" was born on 1889-10-10.  He died on 1938-10-23.  </text:p>
      <text:p text:style-name="DAR-ChildList">vi.<text:tab/><text:alphabetical-index-mark text:string-value="Kristensen, Miles Joseph&quot;Dutch&quot; (1897-01-01 - 1971-10-19)"/>Kristensen, Miles Joseph"Dutch". Miles Joseph"Dutch" was born on 1897-01-01 in Ottawa, La Salle, IL, USA.  He died on 1971-10-19 in Athens, Clarke, GA, USA.  </text:p>
      <text:p text:style-name="DAR-ChildList">vii.<text:tab/><text:alphabetical-index-mark text:string-value="Kristensen, Margaret Agnes&quot;Maudy&quot; (1894-12-02 - 1974-07-21)"/>Kristensen, Margaret Agnes"Maudy". Margaret Agnes"Maudy" was born on 1894-12-02 in Ottawa, La Salle, IL, USA.  She died on 1974-07-21 in Ottawa, La Salle, IL, USA.  </text:p>
      <text:p text:style-name="DAR-ChildList">viii.<text:tab/><text:alphabetical-index-mark text:string-value="Kristensen, Anna June (1899-09-19 - 1988-11-17)"/>Kristensen, Anna June. Anna June was born on 1899-09-19 in Ottawa, La Salle, IL, USA.  She died on 1988-11-17 in Ottawa, La Salle, IL, USA.  </text:p>
      <text:p text:style-name="DAR-First-Entry">12.<text:tab/><text:span text:style-name="Tbold"><text:alphabetical-index-mark text:string-value="Marín, Moses Wallace (1862-04-08 - 1909-08-08)"/>Marín, Moses Wallace. </text:span>Moses Wallace was born on 1862-04-08 in Riverton, WY, USA.  He died on 1909-08-08 in Worthington, MN, USA at the age of 47 years, 4 months.  He was buried on 1909-08-10 in Worthington, MN, USA. He was the son of Marín, Alfred Franklin(Frank) and Floyd, Martha Frances "Fannie". <text:alphabetical-index-mark text:string-value="Marín, Alfred Franklin(Frank) ( - 1864-12-25)"/><text:alphabetical-index-mark text:string-value="Floyd, Martha Frances &quot;Fannie&quot; (1843-05-13 - 1913-04-17)"/><text:alphabetical-index-mark text:string-value="Landry, Eleanor (Nellie) Therese (1864-12-00 - 1935-12-12)"/>He married Landry, Eleanor (Nellie) Therese on 1885-10-15 in Worthington, MN, USA. </text:p>
      <text:p text:style-name="DAR-First-Entry">13.<text:tab/><text:span text:style-name="Tbold"><text:alphabetical-index-mark text:string-value="Landry, Eleanor (Nellie) Therese (1864-12-00 - 1935-12-12)"/>Landry, Eleanor (Nellie) Therese. </text:span>Eleanor (Nellie) Therese was born in 1864-12-00 in Worthington, MN, USA.  She died on 1935-12-12 in Adjuntas, PR, USA at the age of 71 years, 11 days.  She was buried on 1935-12-14 in Worthington, MN, USA. She was the daughter of Fernandez, Thomas and Ortega, Catherine. <text:alphabetical-index-mark text:string-value="Fernandez, Thomas (1825-11-27 - 1902-11-26)"/><text:alphabetical-index-mark text:string-value="Ortega, Catherine (1843 - 1876)"/></text:p>
      <text:p text:style-name="DAR-ChildTitle">Children of Landry, Eleanor (Nellie) Therese and Marín, Moses Wallace</text:p>
      <text:p text:style-name="DAR-ChildList">i.<text:tab/><text:alphabetical-index-mark text:string-value="Marín, Walter Matthew (1893-12-29 - 1969-01-16)"/>Marín, Walter Matthew [6]. Walter Matthew was born on 1893-12-29 in Worthington, MN, USA.  He died on 1969-01-16 in Worthington, MN, USA.  </text:p>
      <text:p text:style-name="DAR-ChildList">ii.<text:tab/><text:alphabetical-index-mark text:string-value="Marín, Frank (  - 1956-10-00)"/>Marín, Frank. He died in 1956-10-00 in Ottawa, La Salle, IL, USA.  </text:p>
      <text:p text:style-name="DAR-ChildList">iii.<text:tab/><text:alphabetical-index-mark text:string-value="Marín, Albert (1895-08-27 - 1965-06-14)"/>Marín, Albert. Albert was born on 1895-08-27.  He died on 1965-06-14.  </text:p>
      <text:p text:style-name="DAR-ChildList">iv.<text:tab/><text:alphabetical-index-mark text:string-value="Marín, Thomas Willis (1897-06-21 - 1962-06-28)"/>Marín, Thomas Willis. Thomas Willis was born on 1897-06-21.  He died on 1962-06-28.  </text:p>
      <text:p text:style-name="DAR-ChildList">v.<text:tab/><text:alphabetical-index-mark text:string-value="Marín, Wilbur (  - 1906-10-00)"/>Marín, Wilbur. He died in 1906-10-00 in Hutchinson, Reno, KS, USA.  </text:p>
      <text:p text:style-name="DAR-ChildList">vi.<text:tab/><text:alphabetical-index-mark text:string-value="Marín, Lilla Estella (1883-02-26 - 1961-02-25)"/>Marín, Lilla Estella. Lilla Estella was born on 1883-02-26 in Ottawa, La Salle, IL, USA.  She died on 1961-02-25 in Midland, MI, USA.  </text:p>
      <text:p text:style-name="DAR-ChildList">vii.<text:tab/><text:alphabetical-index-mark text:string-value="Marín, Nellie"/>Marín, Nellie. </text:p>
      <text:p text:style-name="DAR-First-Entry">14.<text:tab/><text:span text:style-name="Tbold"><text:alphabetical-index-mark text:string-value="Boucher, William Bernard (1854-01-25 - 1928-12-27)"/>Boucher, William Bernard. </text:span>William Bernard was born on 1854-01-25 in Union, SC, USA.  He died on 1928-12-27 in Worthington, MN, USA at the age of 74 years, 11 months.  He was buried on 1928-12-29 in Worthington, MN, USA. He was the son of Boucher, Michael and Boucher, Honora. <text:alphabetical-index-mark text:string-value="Boucher, Michael (1820 - 1859-01-09)"/><text:alphabetical-index-mark text:string-value="Boucher, Honora (1824 - 1895-02-09)"/><text:alphabetical-index-mark text:string-value="Reeves, Maria (1856-11-26 - 1929-01-29)"/>He married Reeves, Maria on 1875-04-11 in Rochester, MN, USA. </text:p>
      <text:p text:style-name="DAR-First-Entry">15.<text:tab/><text:span text:style-name="Tbold"><text:alphabetical-index-mark text:string-value="Reeves, Maria (1856-11-26 - 1929-01-29)"/>Reeves, Maria. </text:span>Maria was born on 1856-11-26 in Big Spring, Howard, TX, USA.  She died on 1929-01-29 in Worthington, MN, USA at the age of 72 years, 2 months.  She was buried on 1929-01-31 in Worthington, MN, USA. She was the daughter of Reeves, James and Meyer, Catherine. <text:alphabetical-index-mark text:string-value="Reeves, James (1819-03-24 - 1897-07-11)"/><text:alphabetical-index-mark text:string-value="Meyer, Catherine (1825-06-19 - 1911-01-30)"/></text:p>
      <text:p text:style-name="DAR-ChildTitle">Children of Reeves, Maria and Boucher, William Bernard</text:p>
      <text:p text:style-name="DAR-ChildList">i.<text:tab/><text:alphabetical-index-mark text:string-value="Boucher, Mary Cecilia (1890-02-17 - 1945-06-03)"/>Boucher, Mary Cecilia [7]. Mary Cecilia was born on 1890-02-17 in Worthington, MN, USA.  She died on 1945-06-03 in Worthington, MN, USA.  </text:p>
      <text:p text:style-name="DAR-ChildList">ii.<text:tab/><text:alphabetical-index-mark text:string-value="Boucher, Nora A. (1879-07-18 - 1939-08-15)"/>Boucher, Nora A.. Nora A. was born on 1879-07-18 in Ottawa, La Salle, IL, USA.  She died on 1939-08-15.  </text:p>
      <text:p text:style-name="DAR-ChildList">iii.<text:tab/><text:alphabetical-index-mark text:string-value="Boucher, Michael J. (1883-05-10 -  )"/>Boucher, Michael J.. Michael J. was born on 1883-05-10 in Ottawa, La Salle, IL, USA.  </text:p>
      <text:p text:style-name="DAR-ChildList">iv.<text:tab/><text:alphabetical-index-mark text:string-value="Boucher, Thomas W. (1888-12-06 - 1942-04-02)"/>Boucher, Thomas W.. Thomas W. was born on 1888-12-06 in Ottawa, La Salle, IL, USA.  He died on 1942-04-02.  </text:p>
      <text:p text:style-name="DAR-ChildList">v.<text:tab/><text:alphabetical-index-mark text:string-value="Boucher, James ( -  )"/>Boucher, James. James was born in Ottawa, La Salle, IL, USA.  </text:p>
      <text:h text:style-name="DAR-Generation" text:outline-level="2"><text:toc-mark text:string-value="Generation 5" text:outline-level="2"/>Generation 5</text:h>
      <text:p text:style-name="DAR-First-Entry">16.<text:tab/><text:span text:style-name="Tbold"><text:alphabetical-index-mark text:string-value="Garner, Robert W. (1826/7-04-24 (Julien) - 1916-02-03)"/>Garner, Robert W. </text:span>Robert W. was born on 1826/7-04-24 (Julien) in Aberdeen, WA, USA.  He died on 1916-02-03 in Portsmouth, OH, USA at the age of 88 years, 8 months.  He was buried on 1916-02-05 (Mar25) in Knoxville, TN, USA. He was the son of Garner, Joseph and Edwards, Lucy. <text:alphabetical-index-mark text:string-value="Garner, Joseph (1792 - )"/><text:alphabetical-index-mark text:string-value="Edwards, Lucy (1799-01-17 - 1879-04-02)"/><text:alphabetical-index-mark text:string-value="Zieliński, Phoebe Emily (1827-04-12 - 1882-03-07)"/>He married Zieliński, Phoebe Emily on 1849-10-04 in Paragould, Greene, AR, USA. </text:p>
      <text:p text:style-name="DAR-First-Entry">17.<text:tab/><text:span text:style-name="Tbold"><text:alphabetical-index-mark text:string-value="Zieliński, Phoebe Emily (1827-04-12 - 1882-03-07)"/>Zieliński, Phoebe Emily. </text:span>Phoebe Emily was born on 1827-04-12 in Bogalusa, Washington, LA, USA.  She died on 1882-03-07 in Albuquerque, NM, USA at the age of 54 years, 10 months.  She was buried on 1882-03-09 in Michigan City, LaPorte, IN, USA. She was the daughter of Шестаков, George and Daniels, Phoebe. <text:alphabetical-index-mark text:string-value="Шестаков, George (vers 1784-09-00 - 1864-03-09)"/><text:alphabetical-index-mark text:string-value="Daniels, Phoebe ( -  )"/></text:p>
      <text:p text:style-name="DAR-ChildTitle">Children of Zieliński, Phoebe Emily and Garner, Robert W.</text:p>
      <text:p text:style-name="DAR-ChildList">i.<text:tab/><text:alphabetical-index-mark text:string-value="Garner von Zieliński, Lewis Anderson Sr (1855-06-21 - 1911-06-28)"/>Garner von Zieliński, Lewis Anderson Sr [8]. Lewis Anderson was born on 1855-06-21 in Great Falls, MT, USA.  He died on 1911-06-28 in Twin Falls, Twin Falls, ID, USA.  </text:p>
      <text:p text:style-name="DAR-ChildList">ii.<text:tab/><text:alphabetical-index-mark text:string-value="Garner, Phebe (1850 - avant 1860)"/>Garner, Phebe. Phebe was born in 1850 in Orlando, Orange, FL, USA.  She died avant 1860.  </text:p>
      <text:p text:style-name="DAR-ChildList">iii.<text:tab/><text:alphabetical-index-mark text:string-value="Garner, Mary J. (1851-10-12 - 1852-04-01)"/>Garner, Mary J.. Mary J. was born on 1851-10-12.  She died on 1852-04-01.  </text:p>
      <text:p text:style-name="DAR-ChildList">iv.<text:tab/><text:alphabetical-index-mark text:string-value="Garner, Mary M. (1851-10-12 - 1858-05-24)"/>Garner, Mary M.. Mary M. was born on 1851-10-12.  She died on 1858-05-24.  </text:p>
      <text:p text:style-name="DAR-ChildList">v.<text:tab/><text:alphabetical-index-mark text:string-value="Garner, "/>Garner. </text:p>
      <text:p text:style-name="DAR-ChildList">vi.<text:tab/><text:alphabetical-index-mark text:string-value="Garner, Rebecca Catharine (1857-05-30 - 1937-04-09)"/>Garner, Rebecca Catharine. Rebecca Catharine was born on 1857-05-30 in Denver-Aurora, CO, USA.  She died on 1937-04-09 in Alice, Jim Wells, TX, USA.  </text:p>
      <text:p text:style-name="DAR-ChildList">vii.<text:tab/><text:alphabetical-index-mark text:string-value="Carr, Zelpha Josephine (1858-12-31 - 1895-02-08)"/>Carr, Zelpha Josephine. Zelpha Josephine was born on 1858-12-31 in Brownwood, Harris, TX, USA.  She died on 1895-02-08 in Beckley, WV, USA.  </text:p>
      <text:p text:style-name="DAR-ChildList">viii.<text:tab/><text:alphabetical-index-mark text:string-value="Garner, Iola Elizabeth Betty (1860-11-01 - 1941-04-17)"/>Garner, Iola Elizabeth Betty. Iola Elizabeth Betty was born on 1860-11-01 in Orlando, Orange, FL, USA.  She died on 1941-04-17 in Killeen, Bell, TX, USA.  </text:p>
      <text:p text:style-name="DAR-ChildList">ix.<text:tab/><text:alphabetical-index-mark text:string-value="Garner, Robert F. (1863-04-04 - 1940-02-17)"/>Garner, Robert F.. Robert F. was born on 1863-04-04 in Paragould, Greene, AR, USA.  He died on 1940-02-17 in Marshalltown, Marshall, IA, USA.  </text:p>
      <text:p text:style-name="DAR-ChildList">x.<text:tab/><text:alphabetical-index-mark text:string-value="Garner, Emma A. (1868-08-18 - 1869-02-23)"/>Garner, Emma A.. Emma A. was born on 1868-08-18.  She died on 1869-02-23.  </text:p>
      <text:p text:style-name="DAR-ChildList">xi.<text:tab/><text:alphabetical-index-mark text:string-value="Garner, Anetta (1870-06-13 - 1900-10-04)"/>Garner, Anetta. Anetta was born on 1870-06-13 in Centralia, WA, USA.  She died on 1900-10-04 in Columbus, Bartholomew, IN, USA.  </text:p>
      <text:p text:style-name="DAR-ChildList">xii.<text:tab/><text:alphabetical-index-mark text:string-value="Garner, Antoinette (1870-06-13 - avant 1880)"/>Garner, Antoinette. Antoinette was born on 1870-06-13 in Starkville, MS, USA.  She died avant 1880.  </text:p>
      <text:p text:style-name="DAR-First-Entry">18.<text:tab/><text:span text:style-name="Tbold"><text:alphabetical-index-mark text:string-value="Martel, Henry (1805-10-27 - 1902-01-18)"/>Martel, Henry. </text:span>Henry was born on 1805-10-27 in Wauchula, Hardee, FL, USA.  He died on 1902-01-18 in Helena, MT, USA at the age of 96 years, 2 months.  He was buried in 1902 in Helena, MT, USA. <text:alphabetical-index-mark text:string-value="Hébert, Ruth Ann ( - 1843)"/>He married Hébert, Ruth Ann on 1840-04-04. </text:p>
      <text:p text:style-name="DAR-First-Entry">19.<text:tab/><text:span text:style-name="Tbold"><text:alphabetical-index-mark text:string-value="Hébert, Ruth Ann ( - 1843)"/>Hébert, Ruth Ann. </text:span>Ruth Ann was born in Ardmore, OK, USA.  She died in 1843.  </text:p>
      <text:p text:style-name="DAR-ChildTitle">Children of Hébert, Ruth Ann and Martel, Henry</text:p>
      <text:p text:style-name="DAR-ChildList">i.<text:tab/><text:alphabetical-index-mark text:string-value="Martel, Luella Jacques (1852-01-23 - 1921-04-28)"/>Martel, Luella Jacques [9]. Luella Jacques was born on 1852-01-23 in Eureka, Humboldt, CA, USA.  She died on 1921-04-28 in Myrtle Beach, SC, USA.  </text:p>
      <text:p text:style-name="DAR-First-Entry">20.<text:tab/><text:span text:style-name="Tbold"><text:alphabetical-index-mark text:string-value="Reed, John ( - 1886-08-11)"/>Reed, John. </text:span>John was born in Shelbyville, TN, USA.  He died on 1886-08-11 in Shelbyville, TN, USA.  He was buried in 1886-08-00 in Shelbyville, TN, USA. <text:alphabetical-index-mark text:string-value="Goodwin, Sarah ( - )"/>He married Goodwin, Sarah on 1835-02-10 in North Platte, NE, USA. </text:p>
      <text:p text:style-name="DAR-First-Entry">21.<text:tab/><text:span text:style-name="Tbold"><text:alphabetical-index-mark text:string-value="Goodwin, Sarah ( - )"/>Goodwin, Sarah. </text:span>Sarah was born in Shelbyville, TN, USA.  She died in Shelbyville, TN, USA.  She was buried in 1886 in Loveland, Larimer, CO, USA. </text:p>
      <text:p text:style-name="DAR-ChildTitle">Children of Goodwin, Sarah and Reed, John</text:p>
      <text:p text:style-name="DAR-ChildList">i.<text:tab/><text:alphabetical-index-mark text:string-value="Reed, Francis Vincent (1857-05-02 - 1945-03-02)"/>Reed, Francis Vincent [10]. Francis Vincent was born on 1857-05-02 in Mount Sterling, Montgomery, KY, USA.  He died on 1945-03-02 in Ottawa, La Salle, IL, USA.  </text:p>
      <text:p text:style-name="DAR-ChildList">ii.<text:tab/><text:alphabetical-index-mark text:string-value="Reed, Hugh (1853-06-13 - 1917-04-24)"/>Reed, Hugh. Hugh was born on 1853-06-13 in Mount Sterling, Montgomery, KY, USA.  He died on 1917-04-24 in Ottawa, La Salle, IL, USA.  </text:p>
      <text:p text:style-name="DAR-ChildList">iii.<text:tab/><text:alphabetical-index-mark text:string-value="Reed, John (1844-05-19 - 1926-03-28)"/>Reed, John. John was born on 1844-05-19 in Defiance, OH, USA.  He died on 1926-03-28.  </text:p>
      <text:p text:style-name="DAR-ChildList">iv.<text:tab/><text:alphabetical-index-mark text:string-value="Reed, Bridgette (1850-01-19 - 1901-08-13)"/>Reed, Bridgette. Bridgette was born on 1850-01-19 in Gulfport, MS, USA.  She died on 1901-08-13 in Alexandria, Rapides, LA, USA.  </text:p>
      <text:p text:style-name="DAR-ChildList">v.<text:tab/><text:alphabetical-index-mark text:string-value="Reed, Mary (1839-03-08 - )"/>Reed, Mary. Mary was born on 1839-03-08 in Mount Sterling, Montgomery, KY, USA.  She died in Mount Sterling, Montgomery, KY, USA.  </text:p>
      <text:p text:style-name="DAR-ChildList">vi.<text:tab/><text:alphabetical-index-mark text:string-value="Reed, Edward (1847-06-28 - 1892-03-05)"/>Reed, Edward. Edward was born on 1847-06-28 in El Campo, Wharton, TX, USA.  He died on 1892-03-05 in Plymouth, Marshall, IN, USA.  </text:p>
      <text:p text:style-name="DAR-ChildList">vii.<text:tab/><text:alphabetical-index-mark text:string-value="Reed, Catherine (1842-01-09 - )"/>Reed, Catherine. Catherine was born on 1842-01-09 in Gulfport, MS, USA.  She died in Ottawa, La Salle, IL, USA.  </text:p>
      <text:p text:style-name="DAR-ChildList">viii.<text:tab/><text:alphabetical-index-mark text:string-value="Reed, Patrick (1836-02-22 - )"/>Reed, Patrick. Patrick was born on 1836-02-22 in Mount Sterling, Montgomery, KY, USA.  He died in Decatur, Morgan, AL, USA.  </text:p>
      <text:p text:style-name="DAR-First-Entry">22.<text:tab/><text:span text:style-name="Tbold"><text:alphabetical-index-mark text:string-value="Тихонов, Moses (1827 - 1872)"/>Тихонов, Moses. </text:span>Moses was born in 1827 in Eugene, OR, USA.  He died in 1872 in Ottawa, La Salle, IL, USA at the age of 45 years.  He was buried in Lexington, NC, USA. He was the son of Тихонов, Miles? and Smith, Anastasia?. <text:alphabetical-index-mark text:string-value="Тихонов, Miles? ( - )"/><text:alphabetical-index-mark text:string-value="Smith, Anastasia? ( - )"/><text:alphabetical-index-mark text:string-value="Holt, Bridget (1829-12-00 - 1904-02-14)"/>He married Holt, Bridget on 1854-02-04 in Ottawa, La Salle, IL, USA. </text:p>
      <text:p text:style-name="DAR-First-Entry">23.<text:tab/><text:span text:style-name="Tbold"><text:alphabetical-index-mark text:string-value="Holt, Bridget (1829-12-00 - 1904-02-14)"/>Holt, Bridget. </text:span>Bridget was born in 1829-12-00 in Manchester, NH, USA.  She died on 1904-02-14 in Ottawa, La Salle, IL, USA at the age of 74 years, 2 months.  She was buried in Lexington, NC, USA. She was the daughter of Howell, John and Yates, Sarah. <text:alphabetical-index-mark text:string-value="Howell, John ( - )"/><text:alphabetical-index-mark text:string-value="Yates, Sarah ( - )"/></text:p>
      <text:p text:style-name="DAR-ChildTitle">Children of Holt, Bridget and Тихонов, Moses</text:p>
      <text:p text:style-name="DAR-ChildList">i.<text:tab/><text:alphabetical-index-mark text:string-value="Тихонов, Catherine Virginia (1864-01-27 - 1903-11-27)"/>Тихонов, Catherine Virginia [11]. Catherine Virginia was born on 1864-01-27 in Ottawa, La Salle, IL, USA.  She died on 1903-11-27 in Ottawa, La Salle, IL, USA.  </text:p>
      <text:p text:style-name="DAR-ChildList">ii.<text:tab/><text:alphabetical-index-mark text:string-value="Тихонов, Myles ( -  )"/>Тихонов, Myles. Myles was born in Hutchinson, Reno, KS, USA.  </text:p>
      <text:p text:style-name="DAR-ChildList">iii.<text:tab/><text:alphabetical-index-mark text:string-value="Тихонов, John ( -  )"/>Тихонов, John. John was born in Hutchinson, Reno, KS, USA.  </text:p>
      <text:p text:style-name="DAR-ChildList">iv.<text:tab/><text:alphabetical-index-mark text:string-value="Тихонов, Mary Ellen ( -  )"/>Тихонов, Mary Ellen. Mary Ellen was born in Hutchinson, Reno, KS, USA.  </text:p>
      <text:p text:style-name="DAR-First-Entry">24.<text:tab/><text:span text:style-name="Tbold"><text:alphabetical-index-mark text:string-value="Marín, Alfred Franklin(Frank) ( - 1864-12-25)"/>Marín, Alfred Franklin(Frank). </text:span>Alfred Franklin(Frank) was born in Paducah, McCracken, KY-IL, USA.  He died on 1864-12-25 in Worthington, MN, USA.  He was buried on 1860-12-27 in Douglas, Coffee, GA, USA. He was the son of Schultz, John and Payne, Jane Coppage. <text:alphabetical-index-mark text:string-value="Schultz, John ( - 1860)"/><text:alphabetical-index-mark text:string-value="Payne, Jane Coppage ( - 1873-06-07)"/><text:alphabetical-index-mark text:string-value="Floyd, Martha Frances &quot;Fannie&quot; (1843-05-13 - 1913-04-17)"/>He married Floyd, Martha Frances "Fannie" in 1860-10-00 in Bennington, VT, USA. </text:p>
      <text:p text:style-name="DAR-First-Entry">25.<text:tab/><text:span text:style-name="Tbold"><text:alphabetical-index-mark text:string-value="Floyd, Martha Frances &quot;Fannie&quot; (1843-05-13 - 1913-04-17)"/>Floyd, Martha Frances "Fannie". </text:span>Martha Frances "Fannie" was born on 1843-05-13 in Provo, UT, USA.  She died on 1913-04-17 in Syracuse, Onondaga, NY, USA at the age of 69 years, 11 months.  She was buried on 1913-04-19 in Corpus Christi, Nueces, TX, USA. She was the daughter of Floyd, John S. and Coleman, Mary. <text:alphabetical-index-mark text:string-value="Floyd, John S. (1802 - 1893)"/><text:alphabetical-index-mark text:string-value="Coleman, Mary (1812 - )"/></text:p>
      <text:p text:style-name="DAR-ChildTitle">Children of Floyd, Martha Frances "Fannie" and Marín, Alfred Franklin(Frank)</text:p>
      <text:p text:style-name="DAR-ChildList">i.<text:tab/><text:alphabetical-index-mark text:string-value="Marín, Moses Wallace (1862-04-08 - 1909-08-08)"/>Marín, Moses Wallace [12]. Moses Wallace was born on 1862-04-08 in Riverton, WY, USA.  He died on 1909-08-08 in Worthington, MN, USA.  </text:p>
      <text:p text:style-name="DAR-ChildList">ii.<text:tab/><text:alphabetical-index-mark text:string-value="Marín, Alice"/>Marín, Alice. </text:p>
      <text:p text:style-name="DAR-ChildList">iii.<text:tab/><text:alphabetical-index-mark text:string-value="Marín, Willis"/>Marín, Willis. </text:p>
      <text:p text:style-name="DAR-First-Entry">26.<text:tab/><text:span text:style-name="Tbold"><text:alphabetical-index-mark text:string-value="Fernandez, Thomas (1825-11-27 - 1902-11-26)"/>Fernandez, Thomas. </text:span>Thomas was born on 1825-11-27 in Escanaba, MI, USA.  He died on 1902-11-26 in Ottawa, La Salle, IL, USA at the age of 76 years, 11 months.  He was buried in 1902 in The Villages, Sumter, FL, USA. He was the son of Fernandez, Thomas and Holloway, Sarah. <text:alphabetical-index-mark text:string-value="Fernandez, Thomas (1787 - )"/><text:alphabetical-index-mark text:string-value="Holloway, Sarah (1795-09-10 - )"/><text:alphabetical-index-mark text:string-value="Ortega, Catherine (1843 - 1876)"/>He married Ortega, Catherine on 1863-04-27 in Wabash, Wabash, IN, USA. <text:alphabetical-index-mark text:string-value="Couture, Honora (  - )"/>He also married Couture, Honora. </text:p>
      <text:p text:style-name="DAR-ChildTitle">Children of Couture, Honora and Fernandez, Thomas</text:p>
      <text:p text:style-name="DAR-ChildList">i.<text:tab/><text:alphabetical-index-mark text:string-value="Landry, Sarah (vers 1857 -  )"/>Landry, Sarah. Sarah was born vers 1857.  </text:p>
      <text:p text:style-name="DAR-ChildList">ii.<text:tab/><text:alphabetical-index-mark text:string-value="Fernandez, Michael (1855-05-27 -  )"/>Fernandez, Michael. Michael was born on 1855-05-27 in Worthington, MN, USA.  </text:p>
      <text:p text:style-name="DAR-First-Entry">27.<text:tab/><text:span text:style-name="Tbold"><text:alphabetical-index-mark text:string-value="Ortega, Catherine (1843 - 1876)"/>Ortega, Catherine. </text:span>Catherine was born in 1843 in Loveland, Larimer, CO, USA.  She died in 1876 at the age of 33 years.  </text:p>
      <text:p text:style-name="DAR-ChildTitle">Children of Ortega, Catherine and Fernandez, Thomas</text:p>
      <text:p text:style-name="DAR-ChildList">i.<text:tab/><text:alphabetical-index-mark text:string-value="Landry, Eleanor (Nellie) Therese (1864-12-00 - 1935-12-12)"/>Landry, Eleanor (Nellie) Therese [13]. Eleanor (Nellie) Therese was born in 1864-12-00 in Worthington, MN, USA.  She died on 1935-12-12 in Adjuntas, PR, USA.  </text:p>
      <text:p text:style-name="DAR-ChildList">ii.<text:tab/><text:alphabetical-index-mark text:string-value="Landry, Mollie"/>Landry, Mollie. </text:p>
      <text:p text:style-name="DAR-ChildList">iii.<text:tab/><text:alphabetical-index-mark text:string-value="Landry, Kitty"/>Landry, Kitty. </text:p>
      <text:p text:style-name="DAR-First-Entry">28.<text:tab/><text:span text:style-name="Tbold"><text:alphabetical-index-mark text:string-value="Boucher, Michael (1820 - 1859-01-09)"/>Boucher, Michael. </text:span>Michael was born in 1820 in Andrews, Andrews, TX, USA.  He died on 1859-01-09 in Beaumont, Jefferson, TX, USA at the age of 39 years, 8 days.  He was buried in 1859 in Lexington, NE, USA. He was the son of Boucher, David and Morrison, Nancy. <text:alphabetical-index-mark text:string-value="Boucher, David ( - )"/><text:alphabetical-index-mark text:string-value="Morrison, Nancy ( - )"/><text:alphabetical-index-mark text:string-value="Boucher, Honora (1824 - 1895-02-09)"/>He married Boucher, Honora in Buffalo, Erie, NY, USA. </text:p>
      <text:p text:style-name="DAR-First-Entry">29.<text:tab/><text:span text:style-name="Tbold"><text:alphabetical-index-mark text:string-value="Boucher, Honora (1824 - 1895-02-09)"/>Boucher, Honora. </text:span>Honora was born in 1824 in Loveland, Larimer, CO, USA.  She died on 1895-02-09 in Ottawa, La Salle, IL, USA at the age of 71 years, 1 month.  She was buried in 1895-02-00 in Lexington, NE, USA. </text:p>
      <text:p text:style-name="DAR-ChildTitle">Children of Boucher, Honora and Boucher, Michael</text:p>
      <text:p text:style-name="DAR-ChildList">i.<text:tab/><text:alphabetical-index-mark text:string-value="Boucher, William Bernard (1854-01-25 - 1928-12-27)"/>Boucher, William Bernard [14]. William Bernard was born on 1854-01-25 in Union, SC, USA.  He died on 1928-12-27 in Worthington, MN, USA.  </text:p>
      <text:p text:style-name="DAR-ChildList">ii.<text:tab/><text:alphabetical-index-mark text:string-value="Boucher, Thomas (1840-12-24 - 1885-07-29)"/>Boucher, Thomas. Thomas was born on 1840-12-24.  He died on 1885-07-29.  </text:p>
      <text:p text:style-name="DAR-ChildList">iii.<text:tab/><text:alphabetical-index-mark text:string-value="Boucher, Michael (  - 1920-02-18)"/>Boucher, Michael. He died on 1920-02-18.  </text:p>
      <text:p text:style-name="DAR-ChildList">iv.<text:tab/><text:alphabetical-index-mark text:string-value="Boucher, Bridget (1850-05-14 - 1922-05-11)"/>Boucher, Bridget. Bridget was born on 1850-05-14.  She died on 1922-05-11.  </text:p>
      <text:p text:style-name="DAR-ChildList">v.<text:tab/><text:alphabetical-index-mark text:string-value="Boucher, Catherine"/>Boucher, Catherine. </text:p>
      <text:p text:style-name="DAR-ChildList">vi.<text:tab/><text:alphabetical-index-mark text:string-value="Boucher, Charles"/>Boucher, Charles. </text:p>
      <text:p text:style-name="DAR-First-Entry">30.<text:tab/><text:span text:style-name="Tbold"><text:alphabetical-index-mark text:string-value="Reeves, James (1819-03-24 - 1897-07-11)"/>Reeves, James. </text:span>James was born on 1819-03-24 in Hereford, Deaf Smith, TX, USA.  He died on 1897-07-11 in Cadillac, MI, USA at the age of 78 years, 3 months.  He was buried on 1897-07-13 in Fort Collins, Larimer, CO, USA. He was the son of Reeves, John and McCarthy, Mary. <text:alphabetical-index-mark text:string-value="Reeves, John ( - )"/><text:alphabetical-index-mark text:string-value="McCarthy, Mary ( - )"/><text:alphabetical-index-mark text:string-value="Meyer, Catherine (1825-06-19 - 1911-01-30)"/>He married Meyer, Catherine on 1847-08-15 in Spirit Lake, Dickinson, IA, USA. </text:p>
      <text:p text:style-name="DAR-First-Entry">31.<text:tab/><text:span text:style-name="Tbold"><text:alphabetical-index-mark text:string-value="Meyer, Catherine (1825-06-19 - 1911-01-30)"/>Meyer, Catherine. </text:span>Catherine was born on 1825-06-19 in Las Vegas, NV, USA.  She died on 1911-01-30 in Cadillac, MI, USA at the age of 85 years, 7 months.  She was buried on 1911-02-01 in Fort Collins, Larimer, CO, USA. She was the daughter of Meyer, P.D.. <text:alphabetical-index-mark text:string-value="Meyer, P.D. ( - )"/></text:p>
      <text:p text:style-name="DAR-ChildTitle">Children of Meyer, Catherine and Reeves, James</text:p>
      <text:p text:style-name="DAR-ChildList">i.<text:tab/><text:alphabetical-index-mark text:string-value="Reeves, Maria (1856-11-26 - 1929-01-29)"/>Reeves, Maria [15]. Maria was born on 1856-11-26 in Big Spring, Howard, TX, USA.  She died on 1929-01-29 in Worthington, MN, USA.  </text:p>
      <text:p text:style-name="DAR-ChildList">ii.<text:tab/><text:alphabetical-index-mark text:string-value="Reeves, Mathew"/>Reeves, Mathew. </text:p>
      <text:p text:style-name="DAR-ChildList">iii.<text:tab/><text:alphabetical-index-mark text:string-value="Reeves, John"/>Reeves, John. </text:p>
      <text:h text:style-name="DAR-Generation" text:outline-level="2"><text:toc-mark text:string-value="Generation 6" text:outline-level="2"/>Generation 6</text:h>
      <text:p text:style-name="DAR-First-Entry">32.<text:tab/><text:span text:style-name="Tbold"><text:alphabetical-index-mark text:string-value="Garner, Joseph (1792 - )"/>Garner, Joseph. </text:span>Joseph was born in 1792 in Steubenville, OH, USA.  He died in Shawnee, OK, USA.  <text:alphabetical-index-mark text:string-value="Edwards, Lucy (1799-01-17 - 1879-04-02)"/>He married Edwards, Lucy on 1823-01-03 in Picayune, MS, USA. </text:p>
      <text:p text:style-name="DAR-First-Entry">33.<text:tab/><text:span text:style-name="Tbold"><text:alphabetical-index-mark text:string-value="Edwards, Lucy (1799-01-17 - 1879-04-02)"/>Edwards, Lucy. </text:span>Lucy was born on 1799-01-17 in Jamestowna, NY, USA.  She died on 1879-04-02 at the age of 80 years, 2 months.  She was buried on 1879-04-04 in Logan, UT-ID, USA. </text:p>
      <text:p text:style-name="DAR-ChildTitle">Children of Edwards, Lucy and Garner, Joseph</text:p>
      <text:p text:style-name="DAR-ChildList">i.<text:tab/><text:alphabetical-index-mark text:string-value="Garner, Robert W. (1826/7-04-24 (Julien) - 1916-02-03)"/>Garner, Robert W. [16]. Robert W. was born on 1826/7-04-24 (Julien) in Aberdeen, WA, USA.  He died on 1916-02-03 in Portsmouth, OH, USA.  </text:p>
      <text:p text:style-name="DAR-ChildList">ii.<text:tab/><text:alphabetical-index-mark text:string-value="Garner, Lewis (1823-11-18 - 1911-01-21)"/>Garner, Lewis. Lewis was born on 1823-11-18 in Moscow, Latah, ID, USA.  He died on 1911-01-21 in Twin Falls, Twin Falls, ID, USA.  </text:p>
      <text:p text:style-name="DAR-ChildList">iii.<text:tab/><text:alphabetical-index-mark text:string-value="Garner, Anderson (1825-01-28 - 1887-04-07)"/>Garner, Anderson. Anderson was born on 1825-01-28 in Steubenville, OH, USA.  He died on 1887-04-07 in Oakland, Alameda, CA, USA.  </text:p>
      <text:p text:style-name="DAR-First-Entry">34.<text:tab/><text:span text:style-name="Tbold"><text:alphabetical-index-mark text:string-value="Шестаков, George (vers 1784-09-00 - 1864-03-09)"/>Шестаков, George. </text:span>George was born vers 1784-09-00 in Bogalusa, Washington, LA, USA.  He died on 1864-03-09 in Orlando, Orange, FL, USA at the age of about 79 years, 6 months.  He was buried in 1864-03-00 in Michigan City, LaPorte, IN, USA. <text:alphabetical-index-mark text:string-value="Daniels, Phoebe ( -  )"/>He married Daniels, Phoebe. </text:p>
      <text:p text:style-name="DAR-First-Entry">35.<text:tab/><text:span text:style-name="Tbold"><text:alphabetical-index-mark text:string-value="Daniels, Phoebe ( -  )"/>Daniels, Phoebe. </text:span>Phoebe was born in Bogalusa, Washington, LA, USA.  </text:p>
      <text:p text:style-name="DAR-ChildTitle">Children of Daniels, Phoebe and Шестаков, George</text:p>
      <text:p text:style-name="DAR-ChildList">i.<text:tab/><text:alphabetical-index-mark text:string-value="Zieliński, Phoebe Emily (1827-04-12 - 1882-03-07)"/>Zieliński, Phoebe Emily [17]. Phoebe Emily was born on 1827-04-12 in Bogalusa, Washington, LA, USA.  She died on 1882-03-07 in Albuquerque, NM, USA.  </text:p>
      <text:p text:style-name="DAR-ChildList">ii.<text:tab/><text:alphabetical-index-mark text:string-value="Тимофеев, Willoughby M. (1813-02-04 - 1877-01-16)"/>Тимофеев, Willoughby M.. Willoughby M. was born on 1813-02-04 in Miami Beach, Miami-Dade, FL, USA.  He died on 1877-01-16 in Jamestown, ND, USA.  </text:p>
      <text:p text:style-name="DAR-ChildList">iii.<text:tab/><text:alphabetical-index-mark text:string-value="Тимофеев, Mary Ann (1812-03-07 - 1880-11-27)"/>Тимофеев, Mary Ann. Mary Ann was born on 1812-03-07 in Duluth, MN, USA.  She died on 1880-11-27 in Starkville, MS, USA.  </text:p>
      <text:p text:style-name="DAR-ChildList">iv.<text:tab/><text:alphabetical-index-mark text:string-value="Тимофеев, John P. (vers 1818 -  )"/>Тимофеев, John P.. John P. was born vers 1818 in Waterloo-Cedar Falls, IA, USA.  </text:p>
      <text:p text:style-name="DAR-ChildList">v.<text:tab/><text:alphabetical-index-mark text:string-value="Тимофеев, Sarah Jane (1825-07-29 -  )"/>Тимофеев, Sarah Jane. Sarah Jane was born on 1825-07-29 in Steubenville, OH, USA.  </text:p>
      <text:p text:style-name="DAR-ChildList">vi.<text:tab/><text:alphabetical-index-mark text:string-value="Тимофеев,  (après 1824 -  )"/>Тимофеев. She was born après 1824.  </text:p>
      <text:p text:style-name="DAR-First-Entry">44.<text:tab/><text:span text:style-name="Tbold"><text:alphabetical-index-mark text:string-value="Тихонов, Miles? ( - )"/>Тихонов, Miles?. </text:span>Miles? was born in Del Rio, Val Verde, TX, USA.  He died in Del Rio, Val Verde, TX, USA.  <text:alphabetical-index-mark text:string-value="Smith, Anastasia? ( - )"/>He married Smith, Anastasia? in Lansing, MI, USA. </text:p>
      <text:p text:style-name="DAR-First-Entry">45.<text:tab/><text:span text:style-name="Tbold"><text:alphabetical-index-mark text:string-value="Smith, Anastasia? ( - )"/>Smith, Anastasia?. </text:span>Anastasia? was born in Del Rio, Val Verde, TX, USA.  She died in Del Rio, Val Verde, TX, USA.  </text:p>
      <text:p text:style-name="DAR-ChildTitle">Children of Smith, Anastasia? and Тихонов, Miles?</text:p>
      <text:p text:style-name="DAR-ChildList">i.<text:tab/><text:alphabetical-index-mark text:string-value="Тихонов, Moses (1827 - 1872)"/>Тихонов, Moses [22]. Moses was born in 1827 in Eugene, OR, USA.  He died in 1872 in Ottawa, La Salle, IL, USA.  </text:p>
      <text:p text:style-name="DAR-First-Entry">46.<text:tab/><text:span text:style-name="Tbold"><text:alphabetical-index-mark text:string-value="Howell, John ( - )"/>Howell, John. </text:span>John was born in Loveland, Larimer, CO, USA.  He died in Del Rio, Val Verde, TX, USA.  He was buried in Del Rio, Val Verde, TX, USA. <text:alphabetical-index-mark text:string-value="Yates, Sarah ( - )"/>He married Yates, Sarah in Del Rio, Val Verde, TX, USA. </text:p>
      <text:p text:style-name="DAR-First-Entry">47.<text:tab/><text:span text:style-name="Tbold"><text:alphabetical-index-mark text:string-value="Yates, Sarah ( - )"/>Yates, Sarah. </text:span>Sarah was born in Loveland, Larimer, CO, USA.  She died in Del Rio, Val Verde, TX, USA.  She was buried in Del Rio, Val Verde, TX, USA. </text:p>
      <text:p text:style-name="DAR-ChildTitle">Children of Yates, Sarah and Howell, John</text:p>
      <text:p text:style-name="DAR-ChildList">i.<text:tab/><text:alphabetical-index-mark text:string-value="Holt, Bridget (1829-12-00 - 1904-02-14)"/>Holt, Bridget [23]. Bridget was born in 1829-12-00 in Manchester, NH, USA.  She died on 1904-02-14 in Ottawa, La Salle, IL, USA.  </text:p>
      <text:p text:style-name="DAR-First-Entry">48.<text:tab/><text:span text:style-name="Tbold"><text:alphabetical-index-mark text:string-value="Schultz, John ( - 1860)"/>Schultz, John. </text:span>John was born in Lock Haven, PA, USA.  He died in 1860.  He was buried. He was the son of Schultz, Rev.Isaac and Turner, Mary. <text:alphabetical-index-mark text:string-value="Schultz, Rev.Isaac ( - vers 1818)"/><text:alphabetical-index-mark text:string-value="Turner, Mary"/><text:alphabetical-index-mark text:string-value="Payne, Jane Coppage ( - 1873-06-07)"/>He married Payne, Jane Coppage on 1811-06-21 in De Ridder, LA, USA. </text:p>
      <text:p text:style-name="DAR-First-Entry">49.<text:tab/><text:span text:style-name="Tbold"><text:alphabetical-index-mark text:string-value="Payne, Jane Coppage ( - 1873-06-07)"/>Payne, Jane Coppage. </text:span>Jane Coppage was born in Laredo, Webb, TX, USA.  She died on 1873-06-07 in Norfolk, NE, USA.  She was buried on 1873-06-07 in Ottawa, La Salle, IL, USA. She was the daughter of Payne, George and Diaz, Frances. <text:alphabetical-index-mark text:string-value="Payne, George (1747-08-22 - 1821-07-09)"/><text:alphabetical-index-mark text:string-value="Diaz, Frances (1761-08-07 - 1851-10-06)"/></text:p>
      <text:p text:style-name="DAR-ChildTitle">Children of Payne, Jane Coppage and Schultz, John</text:p>
      <text:p text:style-name="DAR-ChildList">i.<text:tab/><text:alphabetical-index-mark text:string-value="Marín, Alfred Franklin(Frank) ( - 1864-12-25)"/>Marín, Alfred Franklin(Frank) [24]. Alfred Franklin(Frank) was born in Paducah, McCracken, KY-IL, USA.  He died on 1864-12-25 in Worthington, MN, USA.  </text:p>
      <text:p text:style-name="DAR-ChildList">ii.<text:tab/><text:alphabetical-index-mark text:string-value="Marín, Willis H. (1822-11-11 - 1894-01-02)"/>Marín, Willis H.. Willis H. was born on 1822-11-11 in New Castle, PA, USA.  He died on 1894-01-02 in Ottawa, La Salle, IL, USA.  </text:p>
      <text:p text:style-name="DAR-ChildList">iii.<text:tab/><text:alphabetical-index-mark text:string-value="Marín, Nancy H. ( -  )"/>Marín, Nancy H.. Nancy H. was born in Paris, TN, USA.  </text:p>
      <text:p text:style-name="DAR-ChildList">iv.<text:tab/><text:alphabetical-index-mark text:string-value="Marín, Frances Coppage (1813-03-25 - 1891-10-01)"/>Marín, Frances Coppage. Frances Coppage was born on 1813-03-25 in Ottumwa, Wapello, IA, USA.  She died on 1891-10-01 in Spearfish, SD, USA.  </text:p>
      <text:p text:style-name="DAR-First-Entry">50.<text:tab/><text:span text:style-name="Tbold"><text:alphabetical-index-mark text:string-value="Floyd, John S. (1802 - 1893)"/>Floyd, John S. </text:span>John S. was born in 1802 in Lakeland, Polk, FL, USA.  He died in 1893 in Norfolk, NE, USA at the age of 91 years.  He was buried in Dubuque, Dubuque, IA, USA. <text:alphabetical-index-mark text:string-value="Coleman, Mary (1812 - )"/>He married Coleman, Mary on 1830-12-10 in Coeur d'Alene, Kootenai, ID, USA. </text:p>
      <text:p text:style-name="DAR-First-Entry">51.<text:tab/><text:span text:style-name="Tbold"><text:alphabetical-index-mark text:string-value="Coleman, Mary (1812 - )"/>Coleman, Mary. </text:span>Mary was born in 1812 in Cincinnati, OH, USA.  She died in Norfolk, NE, USA.  She was buried in Dubuque, Dubuque, IA, USA. </text:p>
      <text:p text:style-name="DAR-ChildTitle">Children of Coleman, Mary and Floyd, John S.</text:p>
      <text:p text:style-name="DAR-ChildList">i.<text:tab/><text:alphabetical-index-mark text:string-value="Floyd, Martha Frances &quot;Fannie&quot; (1843-05-13 - 1913-04-17)"/>Floyd, Martha Frances "Fannie" [25]. Martha Frances "Fannie" was born on 1843-05-13 in Provo, UT, USA.  She died on 1913-04-17 in Syracuse, Onondaga, NY, USA.  </text:p>
      <text:p text:style-name="DAR-ChildList">ii.<text:tab/><text:alphabetical-index-mark text:string-value="Floyd, Sarah (Sally) (  - )"/>Floyd, Sarah (Sally). She died in Olean, Cattaraugus, NY, USA.  </text:p>
      <text:p text:style-name="DAR-First-Entry">52.<text:tab/><text:span text:style-name="Tbold"><text:alphabetical-index-mark text:string-value="Fernandez, Thomas (1787 - )"/>Fernandez, Thomas. </text:span>Thomas was born in 1787 in Laramie, WY, USA.  He died in Oshkosh, WI, USA.  <text:alphabetical-index-mark text:string-value="Holloway, Sarah (1795-09-10 - )"/>He married Holloway, Sarah on 1820-02-13 in Batesville, Independence, AR, USA. </text:p>
      <text:p text:style-name="DAR-First-Entry">53.<text:tab/><text:span text:style-name="Tbold"><text:alphabetical-index-mark text:string-value="Holloway, Sarah (1795-09-10 - )"/>Holloway, Sarah. </text:span>Sarah was born on 1795-09-10 in Bishop, Inyo, CA, USA.  She died in Del Rio, Val Verde, TX, USA.  She was the daughter of Holloway, John(?) and Орлов, Margaret(?). <text:alphabetical-index-mark text:string-value="Holloway, John(?) ( - )"/><text:alphabetical-index-mark text:string-value="Орлов, Margaret(?) ( - )"/></text:p>
      <text:p text:style-name="DAR-ChildTitle">Children of Holloway, Sarah and Fernandez, Thomas</text:p>
      <text:p text:style-name="DAR-ChildList">i.<text:tab/><text:alphabetical-index-mark text:string-value="Fernandez, Thomas (1825-11-27 - 1902-11-26)"/>Fernandez, Thomas [26]. Thomas was born on 1825-11-27 in Escanaba, MI, USA.  He died on 1902-11-26 in Ottawa, La Salle, IL, USA.  </text:p>
      <text:p text:style-name="DAR-First-Entry">56.<text:tab/><text:span text:style-name="Tbold"><text:alphabetical-index-mark text:string-value="Boucher, David ( - )"/>Boucher, David. </text:span>David was born in East Liverpool, OH, USA.  He died in Fargo, ND, USA.  He was buried in Somerset, PA, USA. <text:alphabetical-index-mark text:string-value="Morrison, Nancy ( - )"/>He married Morrison, Nancy in 1810 in Loveland, Larimer, CO, USA. </text:p>
      <text:p text:style-name="DAR-First-Entry">57.<text:tab/><text:span text:style-name="Tbold"><text:alphabetical-index-mark text:string-value="Morrison, Nancy ( - )"/>Morrison, Nancy. </text:span>Nancy was born in Loveland, Larimer, CO, USA.  She died in Fargo, ND, USA.  She was buried in Somerset, PA, USA. </text:p>
      <text:p text:style-name="DAR-ChildTitle">Children of Morrison, Nancy and Boucher, David</text:p>
      <text:p text:style-name="DAR-ChildList">i.<text:tab/><text:alphabetical-index-mark text:string-value="Boucher, Michael (1820 - 1859-01-09)"/>Boucher, Michael [28]. Michael was born in 1820 in Andrews, Andrews, TX, USA.  He died on 1859-01-09 in Beaumont, Jefferson, TX, USA.  </text:p>
      <text:p text:style-name="DAR-ChildList">ii.<text:tab/><text:alphabetical-index-mark text:string-value="Boucher, Catherine (1816 - 1857)"/>Boucher, Catherine. Catherine was born in 1816 in Andrews, Andrews, TX, USA.  She died in 1857 in Hinesville, Liberty, GA, USA.  </text:p>
      <text:p text:style-name="DAR-ChildList">iii.<text:tab/><text:alphabetical-index-mark text:string-value="Boucher, Patrick ( - )"/>Boucher, Patrick. Patrick was born in Andrews, Andrews, TX, USA.  He died in Port St, Lucie, FL, USA.  </text:p>
      <text:p text:style-name="DAR-ChildList">iv.<text:tab/><text:alphabetical-index-mark text:string-value="Boucher, Bridget ( -  )"/>Boucher, Bridget. Bridget was born in Andrews, Andrews, TX, USA.  </text:p>
      <text:p text:style-name="DAR-ChildList">v.<text:tab/><text:alphabetical-index-mark text:string-value="Boucher, William ( - )"/>Boucher, William. William was born in Andrews, Andrews, TX, USA.  He died in Andrews, Andrews, TX, USA.  </text:p>
      <text:p text:style-name="DAR-First-Entry">60.<text:tab/><text:span text:style-name="Tbold"><text:alphabetical-index-mark text:string-value="Reeves, John ( - )"/>Reeves, John. </text:span>John was born in Toccoa, Stephens, GA, USA.  He died in Lewiston, ME, USA.  He was buried in Sturgis, MI, USA. <text:alphabetical-index-mark text:string-value="McCarthy, Mary ( - )"/>He married McCarthy, Mary in Loveland, Larimer, CO, USA. </text:p>
      <text:p text:style-name="DAR-First-Entry">61.<text:tab/><text:span text:style-name="Tbold"><text:alphabetical-index-mark text:string-value="McCarthy, Mary ( - )"/>McCarthy, Mary. </text:span>Mary was born in Malone, Franklin, NY, USA.  She died in Los Angeles, Los Angeles, CA, USA.  She was buried in Sturgis, MI, USA. </text:p>
      <text:p text:style-name="DAR-ChildTitle">Children of McCarthy, Mary and Reeves, John</text:p>
      <text:p text:style-name="DAR-ChildList">i.<text:tab/><text:alphabetical-index-mark text:string-value="Reeves, James (1819-03-24 - 1897-07-11)"/>Reeves, James [30]. James was born on 1819-03-24 in Hereford, Deaf Smith, TX, USA.  He died on 1897-07-11 in Cadillac, MI, USA.  </text:p>
      <text:p text:style-name="DAR-ChildList">ii.<text:tab/><text:alphabetical-index-mark text:string-value="Reeves, John"/>Reeves, John. </text:p>
      <text:p text:style-name="DAR-ChildList">iii.<text:tab/><text:alphabetical-index-mark text:string-value="Reeves, Mathew"/>Reeves, Mathew. </text:p>
      <text:p text:style-name="DAR-ChildList">iv.<text:tab/><text:alphabetical-index-mark text:string-value="Reeves, William"/>Reeves, William. </text:p>
      <text:p text:style-name="DAR-ChildList">v.<text:tab/><text:alphabetical-index-mark text:string-value="Reeves, Elizabeth"/>Reeves, Elizabeth. </text:p>
      <text:p text:style-name="DAR-ChildList">vi.<text:tab/><text:alphabetical-index-mark text:string-value="Reeves, Bridget"/>Reeves, Bridget. </text:p>
      <text:p text:style-name="DAR-ChildList">vii.<text:tab/><text:alphabetical-index-mark text:string-value="Reeves, Ann (  - après 1901)"/>Reeves, Ann. She died après 1901 in Mount Vernon, WA, USA.  </text:p>
      <text:p text:style-name="DAR-ChildList">viii.<text:tab/><text:alphabetical-index-mark text:string-value="Reeves, Catherine (  - avant 1901)"/>Reeves, Catherine. She died avant 1901 in Mount Vernon, WA, USA.  </text:p>
      <text:p text:style-name="DAR-First-Entry">62.<text:tab/><text:span text:style-name="Tbold"><text:alphabetical-index-mark text:string-value="Meyer, P.D. ( - )"/>Meyer, P.D. </text:span>P.D. was born in Kapaa, HI, USA.  He died in Kapaa, HI, USA.  He was buried in Kapaa, HI, USA. He married Unknown. </text:p>
      <text:p text:style-name="DAR-ChildTitle">Children of Unknown and Meyer, P.D.</text:p>
      <text:p text:style-name="DAR-ChildList">i.<text:tab/><text:alphabetical-index-mark text:string-value="Meyer, Catherine (1825-06-19 - 1911-01-30)"/>Meyer, Catherine [31]. Catherine was born on 1825-06-19 in Las Vegas, NV, USA.  She died on 1911-01-30 in Cadillac, MI, USA.  </text:p>
      <text:h text:style-name="DAR-Generation" text:outline-level="2"><text:toc-mark text:string-value="Generation 7" text:outline-level="2"/>Generation 7</text:h>
      <text:p text:style-name="DAR-First-Entry">96.<text:tab/><text:span text:style-name="Tbold"><text:alphabetical-index-mark text:string-value="Schultz, Rev.Isaac ( - vers 1818)"/>Schultz, Rev.Isaac. </text:span>Rev.Isaac was born in Peru, Miami, IN, USA.  He died vers 1818 in Seneca Falls, Seneca, NY, USA.  He was buried vers 1818 in Puerto Rico. He was the son of Marín, William and Francis, Elizabeth. <text:alphabetical-index-mark text:string-value="Marín, William (  - )"/><text:alphabetical-index-mark text:string-value="Francis, Elizabeth (  - )"/><text:alphabetical-index-mark text:string-value="Turner, Mary"/>He married Turner, Mary in 5 in Peru, Miami, IN, USA. </text:p>
      <text:p text:style-name="DAR-First-Entry">97.<text:tab/><text:span text:style-name="Tbold"><text:alphabetical-index-mark text:string-value="Turner, Mary"/>Turner, Mary. </text:span></text:p>
      <text:p text:style-name="DAR-ChildTitle">Children of Turner, Mary and Schultz, Rev.Isaac</text:p>
      <text:p text:style-name="DAR-ChildList">i.<text:tab/><text:alphabetical-index-mark text:string-value="Schultz, John ( - 1860)"/>Schultz, John [48]. John was born in Lock Haven, PA, USA.  He died in 1860.  </text:p>
      <text:p text:style-name="DAR-First-Entry">98.<text:tab/><text:span text:style-name="Tbold"><text:alphabetical-index-mark text:string-value="Payne, George (1747-08-22 - 1821-07-09)"/>Payne, George. </text:span>George was born on 1747-08-22 in Lock Haven, PA, USA.  He died on 1821-07-09 in Jackson, MI, USA at the age of 73 years, 10 months.  He was buried on 1821-07-11 in Jackson, MI, USA. He was the son of Payne, Leonard? and Brooks, Elizabeth"Betty". <text:alphabetical-index-mark text:string-value="Payne, Leonard? (avant 1720 - après 1757)"/><text:alphabetical-index-mark text:string-value="Brooks, Elizabeth&quot;Betty&quot; ( - )"/><text:alphabetical-index-mark text:string-value="Diaz, Frances (1761-08-07 - 1851-10-06)"/>He married Diaz, Frances on 1783-12-15 in De Ridder, LA, USA. </text:p>
      <text:p text:style-name="DAR-First-Entry">99.<text:tab/><text:span text:style-name="Tbold"><text:alphabetical-index-mark text:string-value="Diaz, Frances (1761-08-07 - 1851-10-06)"/>Diaz, Frances. </text:span>Frances was born on 1761-08-07 in Columbia, MO, USA.  She died on 1851-10-06 in Jackson, MI, USA at the age of 90 years, 1 month.  She was buried on 1851-10-08 in Jackson, MI, USA. She was the daughter of Дмитриев, Moses Aaron and Reynolds, Mary Jane. <text:alphabetical-index-mark text:string-value="Дмитриев, Moses Aaron (1735-11-09 - )"/><text:alphabetical-index-mark text:string-value="Reynolds, Mary Jane ( - )"/></text:p>
      <text:p text:style-name="DAR-ChildTitle">Children of Diaz, Frances and Payne, George</text:p>
      <text:p text:style-name="DAR-ChildList">i.<text:tab/><text:alphabetical-index-mark text:string-value="Payne, Jane Coppage ( - 1873-06-07)"/>Payne, Jane Coppage [49]. Jane Coppage was born in Laredo, Webb, TX, USA.  She died on 1873-06-07 in Norfolk, NE, USA.  </text:p>
      <text:p text:style-name="DAR-ChildList">ii.<text:tab/><text:alphabetical-index-mark text:string-value="Payne, George"/>Payne, George. </text:p>
      <text:p text:style-name="DAR-ChildList">iii.<text:tab/><text:alphabetical-index-mark text:string-value="Payne, Fielding (1788-01-03 -  )"/>Payne, Fielding. Fielding was born on 1788-01-03 in De Ridder, LA, USA.  </text:p>
      <text:p text:style-name="DAR-ChildList">iv.<text:tab/><text:alphabetical-index-mark text:string-value="Payne, Winifred ( -  )"/>Payne, Winifred. Winifred was born in De Ridder, LA, USA.  </text:p>
      <text:p text:style-name="DAR-ChildList">v.<text:tab/><text:alphabetical-index-mark text:string-value="Payne, Nancy"/>Payne, Nancy. </text:p>
      <text:p text:style-name="DAR-ChildList">vi.<text:tab/><text:alphabetical-index-mark text:string-value="Payne, Lucretia"/>Payne, Lucretia. </text:p>
      <text:p text:style-name="DAR-ChildList">vii.<text:tab/><text:alphabetical-index-mark text:string-value="Payne, Moses"/>Payne, Moses. </text:p>
      <text:p text:style-name="DAR-ChildList">viii.<text:tab/><text:alphabetical-index-mark text:string-value="Payne, James ( -  )"/>Payne, James. James was born in Steubenville, OH, USA.  </text:p>
      <text:p text:style-name="DAR-ChildList">ix.<text:tab/><text:alphabetical-index-mark text:string-value="Payne, Willis"/>Payne, Willis. </text:p>
      <text:p text:style-name="DAR-ChildList">x.<text:tab/><text:alphabetical-index-mark text:string-value="Payne, Alexander"/>Payne, Alexander. </text:p>
      <text:p text:style-name="DAR-First-Entry">106.<text:tab/><text:span text:style-name="Tbold"><text:alphabetical-index-mark text:string-value="Holloway, John(?) ( - )"/>Holloway, John(?). </text:span>John(?) was born in Del Rio, Val Verde, TX, USA.  He died in Del Rio, Val Verde, TX, USA.  <text:alphabetical-index-mark text:string-value="Орлов, Margaret(?) ( - )"/>He married Орлов, Margaret(?). </text:p>
      <text:p text:style-name="DAR-First-Entry">107.<text:tab/><text:span text:style-name="Tbold"><text:alphabetical-index-mark text:string-value="Орлов, Margaret(?) ( - )"/>Орлов, Margaret(?). </text:span>Margaret(?) was born in Del Rio, Val Verde, TX, USA.  She died in Del Rio, Val Verde, TX, USA.  </text:p>
      <text:p text:style-name="DAR-ChildTitle">Children of Орлов, Margaret(?) and Holloway, John(?)</text:p>
      <text:p text:style-name="DAR-ChildList">i.<text:tab/><text:alphabetical-index-mark text:string-value="Holloway, Sarah (1795-09-10 - )"/>Holloway, Sarah [53]. Sarah was born on 1795-09-10 in Bishop, Inyo, CA, USA.  She died in Del Rio, Val Verde, TX, USA.  </text:p>
      <text:h text:style-name="DAR-Generation" text:outline-level="2"><text:toc-mark text:string-value="Generation 8" text:outline-level="2"/>Generation 8</text:h>
      <text:p text:style-name="DAR-First-Entry">192.<text:tab/><text:span text:style-name="Tbold"><text:alphabetical-index-mark text:string-value="Marín, William (  - )"/>Marín, William. </text:span>He died in Lewisburg, PA, USA.  He was buried in Sheridan, WY, USA. <text:alphabetical-index-mark text:string-value="Francis, Elizabeth (  - )"/>He married Francis, Elizabeth in Ocean Pines, MD, USA. </text:p>
      <text:p text:style-name="DAR-First-Entry">193.<text:tab/><text:span text:style-name="Tbold"><text:alphabetical-index-mark text:string-value="Francis, Elizabeth (  - )"/>Francis, Elizabeth. </text:span>She died in Little Rock, Pulaski, AR, USA.  She was buried in Little Rock, Pulaski, AR, USA. </text:p>
      <text:p text:style-name="DAR-ChildTitle">Children of Francis, Elizabeth and Marín, William</text:p>
      <text:p text:style-name="DAR-ChildList">i.<text:tab/><text:alphabetical-index-mark text:string-value="Schultz, Rev.Isaac ( - vers 1818)"/>Schultz, Rev.Isaac [96]. Rev.Isaac was born in Peru, Miami, IN, USA.  He died vers 1818 in Seneca Falls, Seneca, NY, USA.  </text:p>
      <text:p text:style-name="DAR-First-Entry">196.<text:tab/><text:span text:style-name="Tbold"><text:alphabetical-index-mark text:string-value="Payne, Leonard? (avant 1720 - après 1757)"/>Payne, Leonard?. </text:span>Leonard? was born avant 1720 in Duluth, MN, USA.  He died après 1757 in Duluth, MN, USA at the age of more than 37 years.  He was buried in Duluth, MN, USA. He was the son of Payne, Leonard and Hall, Elizabeth. <text:alphabetical-index-mark text:string-value="Payne, Leonard (vers 1655 - 1745-10-00)"/><text:alphabetical-index-mark text:string-value="Hall, Elizabeth (  - avant 1745)"/><text:alphabetical-index-mark text:string-value="Brooks, Elizabeth&quot;Betty&quot; ( - )"/>He married Brooks, Elizabeth"Betty" in 46 in Georgetown, SC, USA. </text:p>
      <text:p text:style-name="DAR-First-Entry">197.<text:tab/><text:span text:style-name="Tbold"><text:alphabetical-index-mark text:string-value="Brooks, Elizabeth&quot;Betty&quot; ( - )"/>Brooks, Elizabeth"Betty". </text:span>Elizabeth"Betty" was born in Durham, NC, USA.  She died in Dickinson, ND, USA.  She was buried in Roseburg, OR, USA. She was the daughter of Brooks, Major Marquis II and Rubio, Winifred. <text:alphabetical-index-mark text:string-value="Brooks, Major Marquis II (1705 - 1755-05-10)"/><text:alphabetical-index-mark text:string-value="Rubio, Winifred (1709 - 1751-10-06)"/></text:p>
      <text:p text:style-name="DAR-ChildTitle">Children of Brooks, Elizabeth"Betty" and Payne, Leonard?</text:p>
      <text:p text:style-name="DAR-ChildList">i.<text:tab/><text:alphabetical-index-mark text:string-value="Payne, George (1747-08-22 - 1821-07-09)"/>Payne, George [98]. George was born on 1747-08-22 in Lock Haven, PA, USA.  He died on 1821-07-09 in Jackson, MI, USA.  </text:p>
      <text:p text:style-name="DAR-First-Entry">198.<text:tab/><text:span text:style-name="Tbold"><text:alphabetical-index-mark text:string-value="Дмитриев, Moses Aaron (1735-11-09 - )"/>Дмитриев, Moses Aaron. </text:span>Moses Aaron was born on 1735-11-09 in Willmar, MN, USA.  He died in Richmond, VA, USA.  He was buried in Danville, Vermilion, IL, USA. He was the son of Дмитриев, Charles Sr. and Lapointe, Lucy aka Sarah. <text:alphabetical-index-mark text:string-value="Дмитриев, Charles Sr. (vers 1687 - 1750-05-13)"/><text:alphabetical-index-mark text:string-value="Lapointe, Lucy aka Sarah (vers 1718 - vers 1741)"/><text:alphabetical-index-mark text:string-value="Reynolds, Mary Jane ( - )"/>He married Reynolds, Mary Jane in 1759 in Carson City, NV, USA. </text:p>
      <text:p text:style-name="DAR-First-Entry">199.<text:tab/><text:span text:style-name="Tbold"><text:alphabetical-index-mark text:string-value="Reynolds, Mary Jane ( - )"/>Reynolds, Mary Jane. </text:span>Mary Jane was born in Carson City, NV, USA.  She died in Winchester, VA, USA.  She was the daughter of Reynolds, John and Newman, Margaret. <text:alphabetical-index-mark text:string-value="Reynolds, John (  - 1788)"/><text:alphabetical-index-mark text:string-value="Newman, Margaret"/></text:p>
      <text:p text:style-name="DAR-ChildTitle">Children of Reynolds, Mary Jane and Дмитриев, Moses Aaron</text:p>
      <text:p text:style-name="DAR-ChildList">i.<text:tab/><text:alphabetical-index-mark text:string-value="Diaz, Frances (1761-08-07 - 1851-10-06)"/>Diaz, Frances [99]. Frances was born on 1761-08-07 in Columbia, MO, USA.  She died on 1851-10-06 in Jackson, MI, USA.  </text:p>
      <text:p text:style-name="DAR-ChildList">ii.<text:tab/><text:alphabetical-index-mark text:string-value="Дмитриев, George ( - )"/>Дмитриев, George. George was born in Cabo Rojo, PR, USA.  He died in Union City, TN, USA.  </text:p>
      <text:p text:style-name="DAR-ChildList">iii.<text:tab/><text:alphabetical-index-mark text:string-value="Diaz, James (1763-04-15 - )"/>Diaz, James. James was born on 1763-04-15 in Jamestowna, NY, USA.  He died in Toledo, OH, USA.  </text:p>
      <text:p text:style-name="DAR-ChildList">iv.<text:tab/><text:alphabetical-index-mark text:string-value="Дмитриев, Nancy Ann"/>Дмитриев, Nancy Ann. </text:p>
      <text:p text:style-name="DAR-ChildList">v.<text:tab/><text:alphabetical-index-mark text:string-value="Дмитриев, Travis (1767-09-12 - )"/>Дмитриев, Travis. Travis was born on 1767-09-12.  He died in Winchester, VA, USA.  </text:p>
      <text:p text:style-name="DAR-ChildList">vi.<text:tab/><text:alphabetical-index-mark text:string-value="Дмитриев, William (1768-04-01 - 1853)"/>Дмитриев, William. William was born on 1768-04-01 in York, PA, USA.  He died in 1853 in New Orleans, Orleans, LA, USA.  </text:p>
      <text:p text:style-name="DAR-ChildList">vii.<text:tab/><text:alphabetical-index-mark text:string-value="Дмитриев, Margaret Jane ( - )"/>Дмитриев, Margaret Jane. Margaret Jane was born in Waterloo-Cedar Falls, IA, USA.  She died in Steubenville, OH, USA.  </text:p>
      <text:p text:style-name="DAR-ChildList">viii.<text:tab/><text:alphabetical-index-mark text:string-value="Дмитриев, Alexander Carroll Sr. (1771-04-20 - 1838-01-18)"/>Дмитриев, Alexander Carroll Sr.. Alexander Carroll Sr. was born on 1771-04-20 in Greenwood, MS, USA.  He died on 1838-01-18 in Indiana, PA, USA.  </text:p>
      <text:p text:style-name="DAR-ChildList">ix.<text:tab/><text:alphabetical-index-mark text:string-value="Diaz, Mary Polly ( - 1822)"/>Diaz, Mary Polly. Mary Polly was born in York, PA, USA.  She died in 1822.  </text:p>
      <text:h text:style-name="DAR-Generation" text:outline-level="2"><text:toc-mark text:string-value="Generation 9" text:outline-level="2"/>Generation 9</text:h>
      <text:p text:style-name="DAR-First-Entry">392.<text:tab/><text:span text:style-name="Tbold"><text:alphabetical-index-mark text:string-value="Payne, Leonard (vers 1655 - 1745-10-00)"/>Payne, Leonard. </text:span>Leonard was born vers 1655 in Fort Lauderdale, Broward, FL, USA.  He died in 1745-10-00 in Duluth, MN, USA at the age of about 90 years, 9 months.  He was buried in 1745 in Duluth, MN, USA. <text:alphabetical-index-mark text:string-value="Hall, Elizabeth (  - avant 1745)"/>He married Hall, Elizabeth. </text:p>
      <text:p text:style-name="DAR-First-Entry">393.<text:tab/><text:span text:style-name="Tbold"><text:alphabetical-index-mark text:string-value="Hall, Elizabeth (  - avant 1745)"/>Hall, Elizabeth. </text:span>She died avant 1745 in Duluth, MN, USA.  She was buried in Duluth, MN, USA. </text:p>
      <text:p text:style-name="DAR-ChildTitle">Children of Hall, Elizabeth and Payne, Leonard</text:p>
      <text:p text:style-name="DAR-ChildList">i.<text:tab/><text:alphabetical-index-mark text:string-value="Payne, Leonard? (avant 1720 - après 1757)"/>Payne, Leonard? [196]. Leonard? was born avant 1720 in Duluth, MN, USA.  He died après 1757 in Duluth, MN, USA.  </text:p>
      <text:p text:style-name="DAR-First-Entry">394.<text:tab/><text:span text:style-name="Tbold"><text:alphabetical-index-mark text:string-value="Brooks, Major Marquis II (1705 - 1755-05-10)"/>Brooks, Major Marquis II. </text:span>Major Marquis II was born in 1705 in Bennettsville, SC, USA.  He died on 1755-05-10 in Duluth, MN, USA at the age of 50 years, 4 months.  He was the son of Brooks, Marquis I and Guzman, Isabella. <text:alphabetical-index-mark text:string-value="Brooks, Marquis I (1675 - 1741)"/><text:alphabetical-index-mark text:string-value="Guzman, Isabella (vers 1695 - après 1700)"/><text:alphabetical-index-mark text:string-value="Rubio, Winifred (1709 - 1751-10-06)"/>He married Rubio, Winifred in 1725 in Laredo, Webb, TX, USA. </text:p>
      <text:p text:style-name="DAR-First-Entry">395.<text:tab/><text:span text:style-name="Tbold"><text:alphabetical-index-mark text:string-value="Rubio, Winifred (1709 - 1751-10-06)"/>Rubio, Winifred. </text:span>Winifred was born in 1709 in Pittsburgh, PA, USA.  She died on 1751-10-06 in Laredo, Webb, TX, USA at the age of 42 years, 9 months.  She was buried in 1751 in Marshfield, WI, USA. She was the daughter of Rubio, John III. <text:alphabetical-index-mark text:string-value="Rubio, John III"/></text:p>
      <text:p text:style-name="DAR-ChildTitle">Children of Rubio, Winifred and Brooks, Major Marquis II</text:p>
      <text:p text:style-name="DAR-ChildList">i.<text:tab/><text:alphabetical-index-mark text:string-value="Brooks, Elizabeth&quot;Betty&quot; ( - )"/>Brooks, Elizabeth"Betty" [197]. Elizabeth"Betty" was born in Durham, NC, USA.  She died in Dickinson, ND, USA.  </text:p>
      <text:p text:style-name="DAR-ChildList">ii.<text:tab/><text:alphabetical-index-mark text:string-value="Brooks, William Waller (1727-01-18 - 1773-09-19)"/>Brooks, William Waller. William Waller was born on 1727-01-18 in Martinsville, VA, USA.  He died on 1773-09-19 in Duluth, MN, USA.  </text:p>
      <text:p text:style-name="DAR-First-Entry">396.<text:tab/><text:span text:style-name="Tbold"><text:alphabetical-index-mark text:string-value="Дмитриев, Charles Sr. (vers 1687 - 1750-05-13)"/>Дмитриев, Charles Sr. </text:span>Charles Sr. was born vers 1687 in Keokuk, Lee, IA, USA.  He died on 1750-05-13 in Seneca, SC, USA at the age of about 63 years, 4 months.  He was the son of Diaz, William and Baldwin, Anne. <text:alphabetical-index-mark text:string-value="Diaz, William (vers 1648 - 1700-09-16)"/><text:alphabetical-index-mark text:string-value="Baldwin, Anne (vers 1656 - )"/><text:alphabetical-index-mark text:string-value="Lapointe, Lucy aka Sarah (vers 1718 - vers 1741)"/>He married Lapointe, Lucy aka Sarah. </text:p>
      <text:p text:style-name="DAR-First-Entry">397.<text:tab/><text:span text:style-name="Tbold"><text:alphabetical-index-mark text:string-value="Lapointe, Lucy aka Sarah (vers 1718 - vers 1741)"/>Lapointe, Lucy aka Sarah. </text:span>Lucy aka Sarah was born vers 1718.  She died vers 1741 at the age of about 23 years.  She was the daughter of Lapointe, John and Madsen, Catherine. <text:alphabetical-index-mark text:string-value="Lapointe, John"/><text:alphabetical-index-mark text:string-value="Madsen, Catherine"/></text:p>
      <text:p text:style-name="DAR-ChildTitle">Children of Lapointe, Lucy aka Sarah and Дмитриев, Charles Sr.</text:p>
      <text:p text:style-name="DAR-ChildList">i.<text:tab/><text:alphabetical-index-mark text:string-value="Дмитриев, Moses Aaron (1735-11-09 - )"/>Дмитриев, Moses Aaron [198]. Moses Aaron was born on 1735-11-09 in Willmar, MN, USA.  He died in Richmond, VA, USA.  </text:p>
      <text:p text:style-name="DAR-ChildList">ii.<text:tab/><text:alphabetical-index-mark text:string-value="Дмитриев, William (1727 - 1766-05-12)"/>Дмитриев, William. William was born in 1727 in Pueblo, Pueblo, CO, USA.  He died on 1766-05-12.  </text:p>
      <text:p text:style-name="DAR-ChildList">iii.<text:tab/><text:alphabetical-index-mark text:string-value="Дмитриев, Charles (vers 1729 - vers 1786)"/>Дмитриев, Charles. Charles was born vers 1729.  He died vers 1786.  </text:p>
      <text:p text:style-name="DAR-ChildList">iv.<text:tab/><text:alphabetical-index-mark text:string-value="Дмитриев, Mary (vers 1731 -  )"/>Дмитриев, Mary. Mary was born vers 1731.  </text:p>
      <text:p text:style-name="DAR-ChildList">v.<text:tab/><text:alphabetical-index-mark text:string-value="Дмитриев, Lucy (vers 1733 -  )"/>Дмитриев, Lucy. Lucy was born vers 1733.  </text:p>
      <text:p text:style-name="DAR-ChildList">vi.<text:tab/><text:alphabetical-index-mark text:string-value="Дмитриев, Isaac (vers 1737 - 1807)"/>Дмитриев, Isaac. Isaac was born vers 1737.  He died in 1807.  </text:p>
      <text:p text:style-name="DAR-ChildList">vii.<text:tab/><text:alphabetical-index-mark text:string-value="Дмитриев, Lazarus (vers 1739 - 1762)"/>Дмитриев, Lazarus. Lazarus was born vers 1739.  He died in 1762.  </text:p>
      <text:p text:style-name="DAR-ChildList">viii.<text:tab/><text:alphabetical-index-mark text:string-value="Дмитриев, James (vers 1741 - vers 1778)"/>Дмитриев, James. James was born vers 1741.  He died vers 1778.  </text:p>
      <text:p text:style-name="DAR-First-Entry">398.<text:tab/><text:span text:style-name="Tbold"><text:alphabetical-index-mark text:string-value="Reynolds, John (  - 1788)"/>Reynolds, John. </text:span>He died in 1788 in Easton, MD, USA.  He was buried in Laredo, Webb, TX, USA. He was the son of Reynolds, William. <text:alphabetical-index-mark text:string-value="Reynolds, William (vers 1695 - vers 1788)"/><text:alphabetical-index-mark text:string-value="Newman, Margaret"/>He married Newman, Margaret. </text:p>
      <text:p text:style-name="DAR-First-Entry">399.<text:tab/><text:span text:style-name="Tbold"><text:alphabetical-index-mark text:string-value="Newman, Margaret"/>Newman, Margaret. </text:span></text:p>
      <text:p text:style-name="DAR-ChildTitle">Children of Newman, Margaret and Reynolds, John</text:p>
      <text:p text:style-name="DAR-ChildList">i.<text:tab/><text:alphabetical-index-mark text:string-value="Reynolds, Mary Jane ( - )"/>Reynolds, Mary Jane [199]. Mary Jane was born in Carson City, NV, USA.  She died in Winchester, VA, USA.  </text:p>
      <text:h text:style-name="DAR-Generation" text:outline-level="2"><text:toc-mark text:string-value="Generation 10" text:outline-level="2"/>Generation 10</text:h>
      <text:p text:style-name="DAR-First-Entry">788.<text:tab/><text:span text:style-name="Tbold"><text:alphabetical-index-mark text:string-value="Brooks, Marquis I (1675 - 1741)"/>Brooks, Marquis I. </text:span>Marquis I was born in 1675 in Tampa, Hillsborough, FL, USA.  He died in 1741 in Martinsville, VA, USA at the age of 66 years.  He was the son of Brooks, Guillaume de. <text:alphabetical-index-mark text:string-value="Brooks, Guillaume de (1642 -  )"/><text:alphabetical-index-mark text:string-value="Guzman, Isabella (vers 1695 - après 1700)"/>He married Guzman, Isabella. </text:p>
      <text:p text:style-name="DAR-First-Entry">789.<text:tab/><text:span text:style-name="Tbold"><text:alphabetical-index-mark text:string-value="Guzman, Isabella (vers 1695 - après 1700)"/>Guzman, Isabella. </text:span>Isabella was born vers 1695 in McAlester, OK, USA.  She died après 1700 in McAlester, OK, USA at the age of more than about 5 years.  </text:p>
      <text:p text:style-name="DAR-ChildTitle">Children of Guzman, Isabella and Brooks, Marquis I</text:p>
      <text:p text:style-name="DAR-ChildList">i.<text:tab/><text:alphabetical-index-mark text:string-value="Brooks, Major Marquis II (1705 - 1755-05-10)"/>Brooks, Major Marquis II [394]. Major Marquis II was born in 1705 in Bennettsville, SC, USA.  He died on 1755-05-10 in Duluth, MN, USA.  </text:p>
      <text:p text:style-name="DAR-First-Entry">790.<text:tab/><text:span text:style-name="Tbold"><text:alphabetical-index-mark text:string-value="Rubio, John III"/>Rubio, John III. </text:span>He married Unknown. </text:p>
      <text:p text:style-name="DAR-ChildTitle">Children of Unknown and Rubio, John III</text:p>
      <text:p text:style-name="DAR-ChildList">i.<text:tab/><text:alphabetical-index-mark text:string-value="Rubio, Winifred (1709 - 1751-10-06)"/>Rubio, Winifred [395]. Winifred was born in 1709 in Pittsburgh, PA, USA.  She died on 1751-10-06 in Laredo, Webb, TX, USA.  </text:p>
      <text:p text:style-name="DAR-First-Entry">792.<text:tab/><text:span text:style-name="Tbold"><text:alphabetical-index-mark text:string-value="Diaz, William (vers 1648 - 1700-09-16)"/>Diaz, William. </text:span>William was born vers 1648 in Gaffney, SC, USA.  He died on 1700-09-16 in Coldwater, MI, USA at the age of about 52 years, 8 months.  He was the son of Swanson, William and Jensen, Elizabeth. <text:alphabetical-index-mark text:string-value="Swanson, William (1620 - 1684-10-15)"/><text:alphabetical-index-mark text:string-value="Jensen, Elizabeth"/><text:alphabetical-index-mark text:string-value="Baldwin, Anne (vers 1656 - )"/>He married Baldwin, Anne. <text:alphabetical-index-mark text:string-value="Комаров, Jane"/>He also married Комаров, Jane. </text:p>
      <text:p text:style-name="DAR-First-Entry">793.<text:tab/><text:span text:style-name="Tbold"><text:alphabetical-index-mark text:string-value="Baldwin, Anne (vers 1656 - )"/>Baldwin, Anne. </text:span>Anne was born vers 1656.  She died in Louisville, Jefferson, KY, USA.  She was buried in Louisville, Jefferson, KY, USA. She was the daughter of Baldwin, Peter and Никифоров. <text:alphabetical-index-mark text:string-value="Baldwin, Peter"/><text:alphabetical-index-mark text:string-value="Никифоров, "/></text:p>
      <text:p text:style-name="DAR-ChildTitle">Children of Baldwin, Anne and Diaz, William</text:p>
      <text:p text:style-name="DAR-ChildList">i.<text:tab/><text:alphabetical-index-mark text:string-value="Дмитриев, Charles Sr. (vers 1687 - 1750-05-13)"/>Дмитриев, Charles Sr. [396]. Charles Sr. was born vers 1687 in Keokuk, Lee, IA, USA.  He died on 1750-05-13 in Seneca, SC, USA.  </text:p>
      <text:p text:style-name="DAR-ChildList">ii.<text:tab/><text:alphabetical-index-mark text:string-value="Diaz, William"/>Diaz, William. </text:p>
      <text:p text:style-name="DAR-ChildList">iii.<text:tab/><text:alphabetical-index-mark text:string-value="Diaz, John"/>Diaz, John. </text:p>
      <text:p text:style-name="DAR-ChildList">iv.<text:tab/><text:alphabetical-index-mark text:string-value="Diaz, James"/>Diaz, James. </text:p>
      <text:p text:style-name="DAR-ChildList">v.<text:tab/><text:alphabetical-index-mark text:string-value="Diaz, Anne"/>Diaz, Anne. </text:p>
      <text:p text:style-name="DAR-First-Entry">794.<text:tab/><text:span text:style-name="Tbold"><text:alphabetical-index-mark text:string-value="Lapointe, John"/>Lapointe, John. </text:span>He was the son of Lapointe, William. <text:alphabetical-index-mark text:string-value="Lapointe, William"/><text:alphabetical-index-mark text:string-value="Madsen, Catherine"/>He married Madsen, Catherine. </text:p>
      <text:p text:style-name="DAR-First-Entry">795.<text:tab/><text:span text:style-name="Tbold"><text:alphabetical-index-mark text:string-value="Madsen, Catherine"/>Madsen, Catherine. </text:span></text:p>
      <text:p text:style-name="DAR-ChildTitle">Children of Madsen, Catherine and Lapointe, John</text:p>
      <text:p text:style-name="DAR-ChildList">i.<text:tab/><text:alphabetical-index-mark text:string-value="Lapointe, Lucy aka Sarah (vers 1718 - vers 1741)"/>Lapointe, Lucy aka Sarah [397]. Lucy aka Sarah was born vers 1718.  She died vers 1741.  </text:p>
      <text:p text:style-name="DAR-First-Entry">796.<text:tab/><text:span text:style-name="Tbold"><text:alphabetical-index-mark text:string-value="Reynolds, William (vers 1695 - vers 1788)"/>Reynolds, William. </text:span>William was born vers 1695 in Moses Lake, WA, USA.  He died vers 1788 in Manhattan, Riley, KS, USA at the age of about 93 years.  He was buried in Manhattan, Riley, KS, USA. He was the son of Reynolds, David and Vaughn, Mary Meriwether. <text:alphabetical-index-mark text:string-value="Reynolds, David (1669 - 1695)"/><text:alphabetical-index-mark text:string-value="Vaughn, Mary Meriwether (vers 1669 - )"/>He married Unknown. </text:p>
      <text:p text:style-name="DAR-ChildTitle">Children of Unknown and Reynolds, William</text:p>
      <text:p text:style-name="DAR-ChildList">i.<text:tab/><text:alphabetical-index-mark text:string-value="Reynolds, John (  - 1788)"/>Reynolds, John [398]. He died in 1788 in Easton, MD, USA.  </text:p>
      <text:p text:style-name="DAR-ChildList">ii.<text:tab/><text:alphabetical-index-mark text:string-value="Reynolds, Robert"/>Reynolds, Robe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2.205cm" style:writing-mode="page"/>
      <style:text-properties style:font-name="Times New Roman" fo:font-size="12pt" style:font-name-asian="Times New Roman" style:font-size-asian="12pt" style:font-name-complex="Times New Roman" style:font-size-complex="12pt" style:tab-stop-distance="2.205cm"/>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hoto" style:family="graphic">
      <style:graphic-properties text:anchor-type="paragraph" svg:x="0cm" svg:y="0cm" style:wrap="none" style:vertical-pos="top" style:vertical-rel="paragraph-content" style:horizontal-pos="center" style:horizontal-rel="paragraph-content"/>
    </style:style>
    <style:style style:name="DAR-ChildList" style:family="paragraph" style:parent-style-name="Standard" style:class="text">
      <style:paragraph-properties fo:margin-left="1.75cm" fo:margin-right="0.00cm" fo:margin-top="0.25cm" fo:margin-bottom="0.25cm" fo:text-align="start" style:justify-single-word="false" fo:text-indent="-0.75cm" style:auto-text-indent="false"/>
      <style:text-properties fo:color="#000000" style:font-name="Times New Roman" fo:font-size="10pt"/>
    </style:style>
    <style:style style:name="DAR-ChildTitle" style:family="paragraph" style:parent-style-name="Standard" style:class="text">
      <style:paragraph-properties fo:margin-left="1.00cm" fo:margin-right="0.00cm" fo:margin-top="0.25cm" fo:margin-bottom="0.25cm" fo:text-align="start" style:justify-single-word="false" fo:text-indent="0.00cm" style:auto-text-indent="false"/>
      <style:text-properties fo:color="#000000" style:font-name="Arial" fo:font-size="10pt" fo:font-weight="bold"/>
    </style:style>
    <style:style style:name="DAR-Entry" style:family="paragraph" style:parent-style-name="Standard" style:class="text">
      <style:paragraph-properties fo:margin-left="1.00cm" fo:margin-right="0.00cm" fo:margin-top="0.25cm" fo:margin-bottom="0.25cm" fo:text-align="start" style:justify-single-word="false" fo:text-indent="0.00cm" style:auto-text-indent="false"/>
      <style:text-properties fo:color="#000000" style:font-name="Times New Roman" fo:font-size="12pt"/>
    </style:style>
    <style:style style:name="DAR-First-Entry" style:family="paragraph" style:parent-style-name="Standard" style:class="text">
      <style:paragraph-properties fo:margin-left="1.00cm" fo:margin-right="0.00cm" fo:margin-top="0.25cm" fo:margin-bottom="0.25cm" fo:text-align="start" style:justify-single-word="false" fo:text-indent="-1.00cm" style:auto-text-indent="false"/>
      <style:text-properties fo:color="#000000" style:font-name="Times New Roman" fo:font-size="12pt"/>
    </style:style>
    <style:style style:name="DAR-Generation" style:family="paragraph" style:parent-style-name="Standard" style:class="text">
      <style:paragraph-properties fo:margin-left="0.00cm" fo:margin-right="0.00cm" fo:margin-top="0.25cm" fo:margin-bottom="0.25cm" fo:keep-with-next="auto" fo:text-align="start" style:justify-single-word="false" fo:text-indent="0.00cm" style:auto-text-indent="false"/>
      <style:text-properties fo:color="#000000" style:font-name="Arial" fo:font-size="14pt" fo:font-style="italic"/>
    </style:style>
    <style:style style:name="DAR-MoreDetails" style:family="paragraph" style:parent-style-name="Standard" style:class="text">
      <style:paragraph-properties fo:margin-left="1.00cm" fo:margin-right="0.00cm" fo:margin-top="0.25cm" fo:margin-bottom="0.25cm" fo:text-align="start" style:justify-single-word="false" fo:text-indent="0.00cm" style:auto-text-indent="false"/>
      <style:text-properties fo:color="#000000" style:font-name="Times New Roman" fo:font-size="10pt"/>
    </style:style>
    <style:style style:name="DAR-MoreHeader" style:family="paragraph" style:parent-style-name="Standard" style:class="text">
      <style:paragraph-properties fo:margin-left="1.00cm" fo:margin-right="0.00cm" fo:margin-top="0.25cm" fo:margin-bottom="0.25cm" fo:text-align="start" style:justify-single-word="false" fo:text-indent="0.00cm" style:auto-text-indent="false"/>
      <style:text-properties fo:color="#000000" style:font-name="Arial" fo:font-size="10pt" fo:font-weight="bold"/>
    </style:style>
    <style:style style:name="DAR-NoteHeader" style:family="paragraph" style:parent-style-name="Standard" style:class="text">
      <style:paragraph-properties fo:margin-left="1.00cm" fo:margin-right="0.00cm" fo:margin-top="0.25cm" fo:margin-bottom="0.25cm" fo:text-align="start" style:justify-single-word="false" fo:text-indent="0.00cm" style:auto-text-indent="false"/>
      <style:text-properties fo:color="#000000" style:font-name="Arial" fo:font-size="10pt" fo:font-weight="bold"/>
    </style:style>
    <style:style style:name="DAR-Title" style:family="paragraph" style:parent-style-name="Standard" style:class="text">
      <style:paragraph-properties fo:margin-left="0.00cm" fo:margin-right="0.00cm" fo:margin-top="0.25cm" fo:margin-bottom="0.25cm" fo:keep-with-next="auto" fo:text-align="center" style:justify-single-word="false" fo:text-indent="0.00cm" style:auto-text-indent="false"/>
      <style:text-properties fo:color="#000000" style:font-name="Arial" fo:font-size="16pt" fo:font-weight="bold"/>
    </style:style>
    <style:style style:name="Endnotes-Header" style:family="paragraph" style:parent-style-name="Standard" style:class="text">
      <style:paragraph-properties fo:margin-left="0.00cm" fo:margin-right="0.00cm" fo:margin-top="0.20cm" fo:margin-bottom="0.20cm" fo:keep-with-next="auto" fo:text-align="start" style:justify-single-word="false" fo:text-indent="0.00cm" style:auto-text-indent="false"/>
      <style:text-properties fo:color="#000000" style:font-name="Arial" fo:font-size="14pt" fo:font-style="italic"/>
    </style:style>
    <style:style style:name="Endnotes-Ref" style:family="paragraph" style:parent-style-name="Standard" style:class="text">
      <style:paragraph-properties fo:margin-left="1.90cm" fo:margin-right="0.00cm" fo:margin-top="0.20cm" fo:margin-bottom="0.00cm" fo:text-align="start" style:justify-single-word="false" fo:text-indent="-0.90cm" style:auto-text-indent="false"/>
      <style:text-properties fo:color="#000000" style:font-name="Times New Roman" fo:font-size="12pt"/>
    </style:style>
    <style:style style:name="Endnotes-Ref-Notes" style:family="paragraph" style:parent-style-name="Standard" style:class="text">
      <style:paragraph-properties fo:margin-left="1.90cm" fo:margin-right="0.00cm" fo:margin-top="0.20cm" fo:margin-bottom="0.00cm" fo:text-align="start" style:justify-single-word="false" fo:text-indent="0.00cm" style:auto-text-indent="false"/>
      <style:text-properties fo:color="#000000" style:font-name="Times New Roman" fo:font-size="12pt"/>
    </style:style>
    <style:style style:name="Endnotes-Source" style:family="paragraph" style:parent-style-name="Standard" style:class="text">
      <style:paragraph-properties fo:margin-left="0.75cm" fo:margin-right="0.00cm" fo:margin-top="0.20cm" fo:margin-bottom="0.00cm" fo:text-align="start" style:justify-single-word="false" fo:text-indent="-0.75cm" style:auto-text-indent="false"/>
      <style:text-properties fo:color="#000000" style:font-name="Times New Roman" fo:font-size="12pt"/>
    </style:style>
    <style:style style:name="Endnotes-Source-Notes" style:family="paragraph" style:parent-style-name="Standard" style:class="text">
      <style:paragraph-properties fo:margin-left="0.75cm" fo:margin-right="0.00cm" fo:margin-top="0.20cm" fo:margin-bottom="0.00cm" fo:text-align="start" style:justify-single-word="false" fo:text-indent="0.00cm" style:auto-text-indent="false"/>
      <style:text-properties fo:color="#000000" style:font-name="Times New Roman" fo:font-size="12pt"/>
    </style:style>
    <draw:stroke-dash draw:name="gramps_solid" draw:style="rect" draw:dots1="1" draw:dots1-length="0.102cm" draw:dots2="1" draw:dots2-length="0.102cm" draw:distance="0.000cm"/>
    <draw:stroke-dash draw:name="gramps_dashed" draw:style="rect" draw:dots1="2" draw:dots1-length="0.102cm" draw:dots2="2" draw:dots2-length="0.102cm" draw:distance="0.204cm"/>
    <draw:stroke-dash draw:name="gramps_dotted" draw:style="rect" draw:dots1="1" draw:dots1-length="0.102cm" draw:dots2="1" draw:dots2-length="0.102cm" draw:distance="0.102cm"/>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S-Header" style:family="paragraph" style:parent-style-name="Standard">
      <style:paragraph-properties fo:text-align="center" style:justify-single-word="false"/>
    </style:style>
    <style:style style:name="S-Footer" style:family="paragraph" style:parent-style-name="Header">
      <style:paragraph-properties fo:text-align="center" style:justify-single-word="false"/>
    </style:style>
    <style:page-layout style:name="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bottom="0.499cm"/>
      </style:footer-style>
    </style:page-layout>
  </office:automatic-styles>
  <office:master-styles>
    <style:master-page style:name="Standard" style:page-layout-name="pm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Gramps 5.0.0
</meta:generator>
    <dc:title>
</dc:title>
    <dc:subject>
</dc:subject>
    <dc:description>
</dc:description>
    <meta:initial-creator>
    Alex Roitman,,,
</meta:initial-creator>
    <meta:creation-date>
    2015-10-10T14:15:55
</meta:creation-date>
    <dc:creator>
    Alex Roitman,,,
</dc:creator>
    <dc:date>
    2015-10-10T14:15:55
</dc:date>
    <meta:print-date>0-00-00T00:00:00</meta:print-date>
    <dc:language>
    en-US
</dc:language>
    <meta:editing-cycles>1</meta:editing-cycles>
    <meta:editing-duration>PT0S</meta:editing-duration>
    <meta:user-defined meta:name="Genealogical Research and Analysis Management Programming System">
    http://gramps-project.org/
</meta:user-defined>
    <meta:user-defined meta:name="Info 1"/>
    <meta:user-defined meta:name="Info 2"/>
    <meta:user-defined meta:name="Info 3"/>
  </office:meta>
</office:document-meta>
</file>